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ato" svg:font-family="Lato, proxima-nova, 'Helvetica Neue', Arial, sans-serif"/>
    <style:font-face style:name="Lohit Devanagari1" svg:font-family="'Lohit Devanagari'"/>
    <style:font-face style:name="Roboto Slab" svg:font-family="'Roboto Slab', ff-tisa-web-pro, Georgia, Arial, sans-serif"/>
    <style:font-face style:name="SFMono-Regular" svg:font-family="SFMono-Regular, Menlo, Monaco, Consolas, 'Liberation Mono', 'Courier New', Courier, monospace"/>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margin-left="0cm" fo:margin-right="0cm" fo:margin-top="0cm" fo:margin-bottom="0.635cm" loext:contextual-spacing="false" fo:line-height="100%" fo:text-align="start" style:justify-single-word="false" fo:orphans="2" fo:widows="2" fo:text-indent="0cm" style:auto-text-indent="false"/>
    </style:style>
    <style:style style:name="P2" style:family="paragraph" style:parent-style-name="Heading_20_2">
      <style:paragraph-properties fo:margin-top="0cm" fo:margin-bottom="0.635cm" loext:contextual-spacing="false" fo:line-height="100%"/>
    </style:style>
    <style:style style:name="P3" style:family="paragraph" style:parent-style-name="Heading_20_3">
      <style:paragraph-properties fo:margin-top="0cm" fo:margin-bottom="0.635cm" loext:contextual-spacing="false" fo:line-height="100%"/>
    </style:style>
    <style:style style:name="P4" style:family="paragraph" style:parent-style-name="Preformatted_20_Text">
      <style:paragraph-properties fo:margin-left="0cm" fo:margin-right="0.318cm" fo:margin-top="0cm" fo:margin-bottom="0cm" loext:contextual-spacing="false" fo:line-height="140%" fo:orphans="2" fo:widows="2" fo:text-indent="0cm" style:auto-text-indent="false" fo:padding="0cm" fo:border="none"/>
      <style:text-properties fo:font-variant="normal" fo:text-transform="none" fo:color="#000000" style:font-name="Liberation Serif" fo:font-size="10pt" fo:letter-spacing="normal" fo:font-style="normal" fo:font-weight="normal" fo:background-color="#f8f8f8" style:font-name-asian="Liberation Serif" style:font-size-asian="10pt" style:font-size-complex="10pt" loext:padding="0cm" loext:border="none"/>
    </style:style>
    <style:style style:name="P5" style:family="paragraph" style:parent-style-name="Preformatted_20_Text">
      <style:paragraph-properties fo:margin-left="0cm" fo:margin-right="0.318cm" fo:margin-top="0cm" fo:margin-bottom="0cm" loext:contextual-spacing="false" fo:line-height="140%" fo:orphans="2" fo:widows="2" fo:text-indent="0cm" style:auto-text-indent="false" fo:padding="0cm" fo:border="none"/>
      <style:text-properties fo:font-variant="normal" fo:text-transform="none" fo:color="#000000" style:font-name="Liberation Serif" fo:font-size="10pt" fo:letter-spacing="normal" fo:font-style="normal" fo:font-weight="bold" fo:background-color="#f8f8f8" style:font-name-asian="Liberation Serif" style:font-size-asian="10pt" style:font-weight-asian="bold" style:font-size-complex="10pt" style:font-weight-complex="bold" loext:padding="0cm" loext:border="none"/>
    </style:style>
    <style:style style:name="P6" style:family="paragraph" style:parent-style-name="Preformatted_20_Text">
      <style:paragraph-properties fo:margin-left="0cm" fo:margin-right="0.318cm" fo:margin-top="0cm" fo:margin-bottom="0cm" loext:contextual-spacing="false" fo:line-height="140%" fo:orphans="2" fo:widows="2" fo:text-indent="0cm" style:auto-text-indent="false" fo:padding="0cm" fo:border="none"/>
      <style:text-properties fo:font-variant="normal" fo:text-transform="none" fo:color="#000000" style:font-name="Liberation Serif" fo:font-size="10pt" fo:letter-spacing="normal" fo:background-color="#f8f8f8" style:font-name-asian="Liberation Serif" style:font-size-asian="10pt" style:font-size-complex="10pt" loext:padding="0cm" loext:border="none"/>
    </style:style>
    <style:style style:name="P7" style:family="paragraph" style:parent-style-name="Preformatted_20_Text">
      <style:paragraph-properties fo:margin-left="0cm" fo:margin-right="0.318cm" fo:margin-top="0cm" fo:margin-bottom="0cm" loext:contextual-spacing="false" fo:line-height="140%" fo:text-indent="0cm" style:auto-text-indent="false" fo:padding="0cm" fo:border="none"/>
      <style:text-properties fo:color="#000000" style:font-name="Liberation Serif" fo:font-size="10pt" fo:background-color="#f8f8f8" style:font-name-asian="Liberation Serif" style:font-size-asian="10pt" style:font-size-complex="10pt" loext:padding="0cm" loext:border="none"/>
    </style:style>
    <style:style style:name="P8" style:family="paragraph" style:parent-style-name="Preformatted_20_Text">
      <style:paragraph-properties fo:margin-left="0cm" fo:margin-right="0.318cm" fo:margin-top="0cm" fo:margin-bottom="0cm" loext:contextual-spacing="false" fo:line-height="140%" fo:text-indent="0cm" style:auto-text-indent="false" fo:padding="0cm" fo:border="none"/>
      <style:text-properties fo:color="#000000" style:font-name="Liberation Serif" fo:font-size="10pt" fo:font-weight="bold" fo:background-color="#f8f8f8" style:font-name-asian="Liberation Serif" style:font-size-asian="10pt" style:font-weight-asian="bold" style:font-size-complex="10pt" style:font-weight-complex="bold" loext:padding="0cm" loext:border="none"/>
    </style:style>
    <style:style style:name="P9" style:family="paragraph" style:parent-style-name="Preformatted_20_Text" style:list-style-name="L11">
      <style:paragraph-properties fo:margin-left="2.27cm" fo:margin-right="1.318cm" fo:margin-top="0cm" fo:margin-bottom="0cm" loext:contextual-spacing="false" fo:line-height="140%" fo:text-indent="0cm" style:auto-text-indent="false" fo:padding="0cm" fo:border="none"/>
      <style:text-properties fo:color="#000000" style:font-name="Liberation Serif" fo:font-size="10pt" fo:background-color="#f8f8f8" style:font-name-asian="Liberation Serif" style:font-size-asian="10pt" style:font-size-complex="10pt" loext:padding="0cm" loext:border="none"/>
    </style:style>
    <style:style style:name="P10" style:family="paragraph" style:parent-style-name="Preformatted_20_Text" style:list-style-name="L13">
      <style:paragraph-properties fo:margin-left="2.27cm" fo:margin-right="1.318cm" fo:margin-top="0cm" fo:margin-bottom="0cm" loext:contextual-spacing="false" fo:line-height="140%" fo:text-indent="0cm" style:auto-text-indent="false" fo:padding="0cm" fo:border="none"/>
      <style:text-properties fo:color="#000000" style:font-name="Liberation Serif" fo:font-size="10pt" fo:background-color="#f8f8f8" style:font-name-asian="Liberation Serif" style:font-size-asian="10pt" style:font-size-complex="10pt" loext:padding="0cm" loext:border="none"/>
    </style:style>
    <style:style style:name="P11" style:family="paragraph" style:parent-style-name="Preformatted_20_Text" style:list-style-name="L14">
      <style:paragraph-properties fo:margin-left="2.27cm" fo:margin-right="1.318cm" fo:margin-top="0cm" fo:margin-bottom="0cm" loext:contextual-spacing="false" fo:line-height="140%" fo:text-indent="0cm" style:auto-text-indent="false" fo:padding="0cm" fo:border="none"/>
      <style:text-properties fo:color="#000000" style:font-name="Liberation Serif" fo:font-size="10pt" fo:background-color="#f8f8f8" style:font-name-asian="Liberation Serif" style:font-size-asian="10pt" style:font-size-complex="10pt" loext:padding="0cm" loext:border="none"/>
    </style:style>
    <style:style style:name="P12" style:family="paragraph" style:parent-style-name="Preformatted_20_Text" style:list-style-name="L14">
      <style:paragraph-properties fo:margin-left="2.27cm" fo:margin-right="1.318cm" fo:margin-top="0cm" fo:margin-bottom="0cm" loext:contextual-spacing="false" fo:line-height="140%" fo:text-indent="0cm" style:auto-text-indent="false" fo:padding="0cm" fo:border="none"/>
      <style:text-properties fo:color="#000000" style:font-name="Liberation Serif" fo:font-size="10pt" fo:font-weight="bold" fo:background-color="#f8f8f8" style:font-name-asian="Liberation Serif" style:font-size-asian="10pt" style:font-weight-asian="bold" style:font-size-complex="10pt" style:font-weight-complex="bold" loext:padding="0cm" loext:border="none"/>
    </style:style>
    <style:style style:name="P13" style:family="paragraph" style:parent-style-name="Preformatted_20_Text">
      <style:paragraph-properties fo:margin-left="1.635cm" fo:margin-right="1.318cm" fo:margin-top="0cm" fo:margin-bottom="0cm" loext:contextual-spacing="false" fo:line-height="140%" fo:text-indent="0cm" style:auto-text-indent="false" fo:padding="0cm" fo:border="none"/>
      <style:text-properties fo:color="#000000" style:font-name="Liberation Serif" fo:font-size="10pt" fo:background-color="#f8f8f8" style:font-name-asian="Liberation Serif" style:font-size-asian="10pt" style:font-size-complex="10pt" loext:padding="0cm" loext:border="none"/>
    </style:style>
    <style:style style:name="P14" style:family="paragraph" style:parent-style-name="Text_20_body">
      <style:text-properties fo:color="#000000" style:font-name="Liberation Serif" fo:font-size="10pt" style:font-name-asian="Liberation Serif" style:font-size-asian="10pt" style:font-size-complex="10pt"/>
    </style:style>
    <style:style style:name="P15" style:family="paragraph" style:parent-style-name="Text_20_body">
      <style:paragraph-properties fo:text-align="start" style:justify-single-word="false"/>
      <style:text-properties fo:font-variant="normal" fo:text-transform="none" fo:color="#000000" style:font-name="Liberation Serif" fo:font-size="10pt" fo:letter-spacing="normal" fo:font-style="normal" fo:font-weight="normal" style:font-name-asian="Liberation Serif" style:font-size-asian="10pt" style:font-size-complex="10pt"/>
    </style:style>
    <style:style style:name="P16" style:family="paragraph" style:parent-style-name="Text_20_body">
      <style:paragraph-properties fo:margin-left="0cm" fo:margin-right="0cm" fo:margin-top="0cm" fo:margin-bottom="0.318cm" loext:contextual-spacing="false" style:line-height-at-least="0.635cm" fo:text-align="start" style:justify-single-word="false" fo:orphans="2" fo:widows="2" fo:text-indent="0cm" style:auto-text-indent="false"/>
      <style:text-properties fo:font-variant="normal" fo:text-transform="none" fo:color="#000000" style:font-name="Liberation Serif" fo:font-size="10pt" fo:letter-spacing="normal" fo:font-style="normal" fo:font-weight="bold" style:font-name-asian="Liberation Serif" style:font-size-asian="10pt" style:font-size-complex="10pt"/>
    </style:style>
    <style:style style:name="P17" style:family="paragraph" style:parent-style-name="Text_20_body">
      <style:paragraph-properties fo:margin-left="0cm" fo:margin-right="0cm" fo:margin-top="0cm" fo:margin-bottom="0.318cm" loext:contextual-spacing="false" fo:line-height="100%" fo:text-indent="0cm" style:auto-text-indent="false"/>
      <style:text-properties fo:font-variant="normal" fo:text-transform="none" fo:color="#000000" style:font-name="Liberation Serif" fo:font-size="10pt" fo:font-style="normal" fo:font-weight="bold" style:font-name-asian="Liberation Serif" style:font-size-asian="10pt" style:font-size-complex="10pt"/>
    </style:style>
    <style:style style:name="P18" style:family="paragraph" style:parent-style-name="Text_20_body">
      <style:paragraph-properties fo:margin-left="0cm" fo:margin-right="0cm" fo:margin-top="0cm" fo:margin-bottom="0.318cm" loext:contextual-spacing="false" fo:line-height="100%" fo:text-align="start" style:justify-single-word="false" fo:text-indent="0cm" style:auto-text-indent="false"/>
      <style:text-properties fo:font-variant="normal" fo:text-transform="none" fo:color="#000000" style:font-name="Liberation Serif" fo:font-size="10pt" fo:font-style="normal" fo:font-weight="bold" style:font-name-asian="Liberation Serif" style:font-size-asian="10pt" style:font-size-complex="10pt"/>
    </style:style>
    <style:style style:name="P19" style:family="paragraph" style:parent-style-name="Text_20_body">
      <style:paragraph-properties fo:margin-left="0cm" fo:margin-right="0cm" fo:margin-top="0cm" fo:margin-bottom="0.635cm" loext:contextual-spacing="false" style:line-height-at-least="0.635cm" fo:text-indent="0cm" style:auto-text-indent="false"/>
    </style:style>
    <style:style style:name="P20" style:family="paragraph" style:parent-style-name="Text_20_body">
      <style:paragraph-properties fo:margin-left="0cm" fo:margin-right="0cm" fo:margin-top="0cm" fo:margin-bottom="0.635cm" loext:contextual-spacing="false" style:line-height-at-least="0.635cm" fo:text-align="start" style:justify-single-word="false" fo:text-indent="0cm" style:auto-text-indent="false"/>
    </style:style>
    <style:style style:name="P21" style:family="paragraph" style:parent-style-name="Text_20_body">
      <style:paragraph-properties fo:margin-left="0cm" fo:margin-right="0cm" fo:margin-top="0cm" fo:margin-bottom="0.635cm" loext:contextual-spacing="false" style:line-height-at-least="0.635cm" fo:text-align="start" style:justify-single-word="false" fo:orphans="2" fo:widows="2" fo:text-indent="0cm" style:auto-text-indent="false"/>
      <style:text-properties fo:font-variant="normal" fo:text-transform="none" fo:color="#000000" style:font-name="Liberation Serif" fo:font-size="10pt" fo:letter-spacing="normal" fo:font-style="normal" fo:font-weight="normal" style:font-name-asian="Liberation Serif" style:font-size-asian="10pt" style:font-size-complex="10pt"/>
    </style:style>
    <style:style style:name="P22" style:family="paragraph" style:parent-style-name="Text_20_body">
      <style:paragraph-properties fo:margin-left="0cm" fo:margin-right="0cm" fo:margin-top="0cm" fo:margin-bottom="0.635cm" loext:contextual-spacing="false" style:line-height-at-least="0.635cm" fo:orphans="2" fo:widows="2" fo:text-indent="0cm" style:auto-text-indent="false"/>
      <style:text-properties fo:font-variant="normal" fo:text-transform="none" fo:color="#000000" style:font-name="Liberation Serif" fo:font-size="10pt" fo:letter-spacing="normal" fo:font-style="normal" fo:font-weight="normal" style:font-name-asian="Liberation Serif" style:font-size-asian="10pt" style:font-size-complex="10pt"/>
    </style:style>
    <style:style style:name="P23" style:family="paragraph" style:parent-style-name="Text_20_body">
      <style:paragraph-properties fo:margin-left="0cm" fo:margin-right="0cm" fo:margin-top="0cm" fo:margin-bottom="0.635cm" loext:contextual-spacing="false" style:line-height-at-least="0.635cm" fo:text-indent="0cm" style:auto-text-indent="false"/>
      <style:text-properties fo:color="#000000" style:font-name="Liberation Serif" fo:font-size="10pt" style:font-name-asian="Liberation Serif" style:font-size-asian="10pt" style:font-size-complex="10pt"/>
    </style:style>
    <style:style style:name="P24" style:family="paragraph" style:parent-style-name="Text_20_body">
      <style:paragraph-properties fo:margin-left="0cm" fo:margin-right="0cm" fo:margin-top="0cm" fo:margin-bottom="0.635cm" loext:contextual-spacing="false" style:line-height-at-least="0.635cm" fo:text-align="start" style:justify-single-word="false" fo:text-indent="0cm" style:auto-text-indent="false"/>
      <style:text-properties fo:color="#000000" style:font-name="Liberation Serif" fo:font-size="10pt" style:font-name-asian="Liberation Serif" style:font-size-asian="10pt" style:font-size-complex="10pt"/>
    </style:style>
    <style:style style:name="P25" style:family="paragraph" style:parent-style-name="Text_20_body">
      <style:paragraph-properties fo:margin-left="0cm" fo:margin-right="0cm" fo:margin-top="0cm" fo:margin-bottom="0cm" loext:contextual-spacing="false" style:line-height-at-least="0.635cm" fo:text-indent="0cm" style:auto-text-indent="false"/>
      <style:text-properties fo:color="#000000" style:font-name="Liberation Serif" fo:font-size="10pt" style:font-name-asian="Liberation Serif" style:font-size-asian="10pt" style:font-size-complex="10pt"/>
    </style:style>
    <style:style style:name="P26" style:family="paragraph" style:parent-style-name="Text_20_body">
      <style:paragraph-properties fo:margin-left="0cm" fo:margin-right="0cm" fo:margin-top="0cm" fo:margin-bottom="0cm" loext:contextual-spacing="false" style:line-height-at-least="0.635cm" fo:text-align="start" style:justify-single-word="false" fo:text-indent="0cm" style:auto-text-indent="false"/>
      <style:text-properties fo:color="#000000" style:font-name="Liberation Serif" fo:font-size="10pt" style:font-name-asian="Liberation Serif" style:font-size-asian="10pt" style:font-size-complex="10pt"/>
    </style:style>
    <style:style style:name="P27" style:family="paragraph" style:parent-style-name="Text_20_body">
      <style:paragraph-properties fo:margin-left="0cm" fo:margin-right="0cm" fo:margin-top="0cm" fo:margin-bottom="0cm" loext:contextual-spacing="false" style:line-height-at-least="0.635cm" fo:text-indent="0cm" style:auto-text-indent="false"/>
    </style:style>
    <style:style style:name="P28" style:family="paragraph" style:parent-style-name="Text_20_body" style:list-style-name="L1">
      <style:paragraph-properties fo:margin-left="0.635cm" fo:margin-right="0cm" fo:margin-top="0cm" fo:margin-bottom="0cm" loext:contextual-spacing="false" style:line-height-at-least="0.635cm" fo:text-align="start" style:justify-single-word="false" fo:orphans="2" fo:widows="2" fo:text-indent="0cm" style:auto-text-indent="false" fo:padding="0cm" fo:border="none"/>
    </style:style>
    <style:style style:name="P29" style:family="paragraph" style:parent-style-name="Text_20_body" style:list-style-name="L12">
      <style:paragraph-properties fo:margin-left="0.635cm" fo:margin-right="0cm" fo:margin-top="0cm" fo:margin-bottom="0cm" loext:contextual-spacing="false" style:line-height-at-least="0.635cm" fo:text-indent="0cm" style:auto-text-indent="false" fo:padding="0cm" fo:border="none"/>
    </style:style>
    <style:style style:name="P30" style:family="paragraph" style:parent-style-name="Text_20_body" style:list-style-name="L13">
      <style:paragraph-properties fo:margin-left="0.635cm" fo:margin-right="0cm" fo:margin-top="0cm" fo:margin-bottom="0cm" loext:contextual-spacing="false" style:line-height-at-least="0.635cm" fo:text-indent="0cm" style:auto-text-indent="false" fo:padding="0cm" fo:border="none"/>
    </style:style>
    <style:style style:name="P31" style:family="paragraph" style:parent-style-name="Text_20_body" style:list-style-name="L14">
      <style:paragraph-properties fo:margin-left="0.635cm" fo:margin-right="0cm" fo:margin-top="0cm" fo:margin-bottom="0cm" loext:contextual-spacing="false" style:line-height-at-least="0.635cm" fo:text-indent="0cm" style:auto-text-indent="false" fo:padding="0cm" fo:border="none"/>
    </style:style>
    <style:style style:name="P32" style:family="paragraph" style:parent-style-name="Text_20_body" style:list-style-name="L2">
      <style:paragraph-properties fo:margin-left="0.635cm" fo:margin-right="0cm" fo:margin-top="0cm" fo:margin-bottom="0cm" loext:contextual-spacing="false" style:line-height-at-least="0.635cm" fo:orphans="2" fo:widows="2" fo:text-indent="0cm" style:auto-text-indent="false" fo:padding="0cm" fo:border="none"/>
      <style:text-properties fo:font-variant="normal" fo:text-transform="none" fo:color="#000000" style:font-name="Liberation Serif" fo:font-size="10pt" fo:letter-spacing="normal" fo:font-style="normal" fo:font-weight="normal" style:font-name-asian="Liberation Serif" style:font-size-asian="10pt" style:font-size-complex="10pt"/>
    </style:style>
    <style:style style:name="P33" style:family="paragraph" style:parent-style-name="Text_20_body" style:list-style-name="L4">
      <style:paragraph-properties fo:margin-left="0.635cm" fo:margin-right="0cm" fo:margin-top="0cm" fo:margin-bottom="0cm" loext:contextual-spacing="false" style:line-height-at-least="0.635cm" fo:orphans="2" fo:widows="2" fo:text-indent="0cm" style:auto-text-indent="false" fo:padding="0cm" fo:border="none"/>
      <style:text-properties fo:font-variant="normal" fo:text-transform="none" fo:color="#000000" style:font-name="Liberation Serif" fo:font-size="10pt" fo:letter-spacing="normal" fo:font-style="normal" style:text-underline-style="solid" style:text-underline-width="auto" style:text-underline-color="font-color" fo:font-weight="bold" style:font-name-asian="Liberation Serif" style:font-size-asian="10pt" style:font-weight-asian="bold" style:font-size-complex="10pt" style:font-weight-complex="bold"/>
    </style:style>
    <style:style style:name="P34" style:family="paragraph" style:parent-style-name="Text_20_body" style:list-style-name="L3">
      <style:paragraph-properties fo:margin-left="0.635cm" fo:margin-right="0cm" fo:margin-top="0cm" fo:margin-bottom="0cm" loext:contextual-spacing="false" style:line-height-at-least="0.635cm" fo:orphans="2" fo:widows="2" fo:text-indent="0cm" style:auto-text-indent="false" fo:padding="0cm" fo:border="none"/>
      <style:text-properties fo:font-variant="normal" fo:text-transform="none" fo:color="#000000" style:font-name="Liberation Serif" fo:font-size="10pt" fo:letter-spacing="normal" fo:font-style="normal" style:text-underline-style="solid" style:text-underline-width="auto" style:text-underline-color="font-color" fo:font-weight="bold" style:font-name-asian="Liberation Serif" style:font-size-asian="10pt" style:font-weight-asian="bold" style:font-size-complex="10pt" style:font-weight-complex="bold"/>
    </style:style>
    <style:style style:name="P35" style:family="paragraph" style:parent-style-name="Text_20_body" style:list-style-name="L5">
      <style:paragraph-properties fo:margin-left="0.635cm" fo:margin-right="0cm" fo:margin-top="0cm" fo:margin-bottom="0cm" loext:contextual-spacing="false" style:line-height-at-least="0.635cm" fo:orphans="2" fo:widows="2" fo:text-indent="0cm" style:auto-text-indent="false" fo:padding="0cm" fo:border="none"/>
      <style:text-properties fo:font-variant="normal" fo:text-transform="none" fo:color="#000000" style:font-name="Liberation Serif" fo:font-size="10pt" fo:letter-spacing="normal" fo:font-style="normal" style:text-underline-style="solid" style:text-underline-width="auto" style:text-underline-color="font-color" fo:font-weight="bold" style:font-name-asian="Liberation Serif" style:font-size-asian="10pt" style:font-weight-asian="bold" style:font-size-complex="10pt" style:font-weight-complex="bold"/>
    </style:style>
    <style:style style:name="P36" style:family="paragraph" style:parent-style-name="Text_20_body" style:list-style-name="L6">
      <style:paragraph-properties fo:margin-left="0.635cm" fo:margin-right="0cm" fo:margin-top="0cm" fo:margin-bottom="0cm" loext:contextual-spacing="false" style:line-height-at-least="0.635cm" fo:orphans="2" fo:widows="2" fo:text-indent="0cm" style:auto-text-indent="false" fo:padding="0cm" fo:border="none"/>
      <style:text-properties fo:font-variant="normal" fo:text-transform="none" fo:color="#000000" style:font-name="Liberation Serif" fo:font-size="10pt" fo:letter-spacing="normal" fo:font-style="normal" style:text-underline-style="solid" style:text-underline-width="auto" style:text-underline-color="font-color" fo:font-weight="bold" style:font-name-asian="Liberation Serif" style:font-size-asian="10pt" style:font-weight-asian="bold" style:font-size-complex="10pt" style:font-weight-complex="bold"/>
    </style:style>
    <style:style style:name="P37" style:family="paragraph" style:parent-style-name="Text_20_body" style:list-style-name="L9">
      <style:paragraph-properties fo:margin-left="0.635cm" fo:margin-right="0cm" fo:margin-top="0cm" fo:margin-bottom="0cm" loext:contextual-spacing="false" style:line-height-at-least="0.635cm" fo:text-indent="0cm" style:auto-text-indent="false" fo:padding="0cm" fo:border="none"/>
      <style:text-properties fo:color="#000000" style:font-name="Liberation Serif" fo:font-size="10pt" style:font-name-asian="Liberation Serif" style:font-size-asian="10pt" style:font-size-complex="10pt"/>
    </style:style>
    <style:style style:name="P38" style:family="paragraph" style:parent-style-name="Text_20_body" style:list-style-name="L11">
      <style:paragraph-properties fo:margin-left="0.635cm" fo:margin-right="0cm" fo:margin-top="0cm" fo:margin-bottom="0cm" loext:contextual-spacing="false" style:line-height-at-least="0.635cm" fo:text-indent="0cm" style:auto-text-indent="false" fo:padding="0cm" fo:border="none"/>
      <style:text-properties fo:color="#000000" style:font-name="Liberation Serif" fo:font-size="10pt" style:font-name-asian="Liberation Serif" style:font-size-asian="10pt" style:font-size-complex="10pt"/>
    </style:style>
    <style:style style:name="P39" style:family="paragraph" style:parent-style-name="Text_20_body" style:list-style-name="L15">
      <style:paragraph-properties fo:margin-left="0.635cm" fo:margin-right="0cm" fo:margin-top="0cm" fo:margin-bottom="0cm" loext:contextual-spacing="false" style:line-height-at-least="0.635cm" fo:text-indent="0cm" style:auto-text-indent="false" fo:padding="0cm" fo:border="none"/>
      <style:text-properties fo:color="#000000" style:font-name="Liberation Serif" fo:font-size="10pt" style:font-name-asian="Liberation Serif" style:font-size-asian="10pt" style:font-size-complex="10pt"/>
    </style:style>
    <style:style style:name="P40" style:family="paragraph" style:parent-style-name="Text_20_body" style:list-style-name="L15">
      <style:paragraph-properties fo:margin-left="0.635cm" fo:margin-right="0cm" fo:margin-top="0cm" fo:margin-bottom="0cm" loext:contextual-spacing="false" style:line-height-at-least="0.635cm" fo:text-indent="0cm" style:auto-text-indent="false" fo:padding="0cm" fo:border="none"/>
      <style:text-properties fo:color="#000000" style:font-name="Liberation Serif" fo:font-size="10pt" officeooo:rsid="0006364f" officeooo:paragraph-rsid="0006364f" style:font-name-asian="Liberation Serif" style:font-size-asian="10pt" style:font-size-complex="10pt"/>
    </style:style>
    <style:style style:name="P41" style:family="paragraph" style:parent-style-name="Text_20_body" style:list-style-name="L9">
      <style:paragraph-properties fo:margin-left="0.635cm" fo:margin-right="0cm" fo:margin-top="0cm" fo:margin-bottom="0cm" loext:contextual-spacing="false" style:line-height-at-least="0.635cm" fo:text-indent="0cm" style:auto-text-indent="false" fo:padding="0cm" fo:border="none"/>
      <style:text-properties fo:color="#000000" style:font-name="Liberation Serif" fo:font-size="10pt" style:text-underline-style="solid" style:text-underline-width="auto" style:text-underline-color="font-color" fo:font-weight="bold" style:font-name-asian="Liberation Serif" style:font-size-asian="10pt" style:font-weight-asian="bold" style:font-size-complex="10pt" style:font-weight-complex="bold"/>
    </style:style>
    <style:style style:name="P42" style:family="paragraph" style:parent-style-name="Text_20_body" style:list-style-name="L10">
      <style:paragraph-properties fo:margin-left="0.635cm" fo:margin-right="0cm" fo:margin-top="0cm" fo:margin-bottom="0cm" loext:contextual-spacing="false" style:line-height-at-least="0.635cm" fo:text-indent="0cm" style:auto-text-indent="false" fo:padding="0cm" fo:border="none"/>
      <style:text-properties fo:color="#000000" style:font-name="Liberation Serif" fo:font-size="10pt" style:text-underline-style="solid" style:text-underline-width="auto" style:text-underline-color="font-color" fo:font-weight="bold" officeooo:paragraph-rsid="0006364f" style:font-name-asian="Liberation Serif" style:font-size-asian="10pt" style:font-weight-asian="bold" style:font-size-complex="10pt" style:font-weight-complex="bold"/>
    </style:style>
    <style:style style:name="P43" style:family="paragraph" style:parent-style-name="Text_20_body" style:list-style-name="L7">
      <style:paragraph-properties fo:margin-left="0.635cm" fo:margin-right="0cm" fo:margin-top="0cm" fo:margin-bottom="0cm" loext:contextual-spacing="false" style:line-height-at-least="0.635cm" fo:text-indent="0cm" style:auto-text-indent="false" fo:padding="0cm" fo:border="none"/>
      <style:text-properties fo:color="#000000" style:font-name="Liberation Serif" fo:font-size="10pt" style:text-underline-style="solid" style:text-underline-width="auto" style:text-underline-color="font-color" fo:font-weight="bold" style:font-name-asian="Liberation Serif" style:font-size-asian="10pt" style:font-weight-asian="bold" style:font-size-complex="10pt" style:font-weight-complex="bold"/>
    </style:style>
    <style:style style:name="P44" style:family="paragraph" style:parent-style-name="Text_20_body" style:list-style-name="L8">
      <style:paragraph-properties fo:margin-left="0.635cm" fo:margin-right="0cm" fo:margin-top="0cm" fo:margin-bottom="0cm" loext:contextual-spacing="false" style:line-height-at-least="0.635cm" fo:text-indent="0cm" style:auto-text-indent="false" fo:padding="0cm" fo:border="none"/>
      <style:text-properties fo:color="#000000" style:font-name="Liberation Serif" fo:font-size="10pt" style:text-underline-style="solid" style:text-underline-width="auto" style:text-underline-color="font-color" fo:font-weight="bold" style:font-name-asian="Liberation Serif" style:font-size-asian="10pt" style:font-weight-asian="bold" style:font-size-complex="10pt" style:font-weight-complex="bold"/>
    </style:style>
    <style:style style:name="P45" style:family="paragraph" style:parent-style-name="Text_20_body" style:list-style-name="L11">
      <style:paragraph-properties fo:margin-left="0.635cm" fo:margin-right="0cm" fo:margin-top="0cm" fo:margin-bottom="0.318cm" loext:contextual-spacing="false" style:line-height-at-least="0.635cm" fo:text-indent="0cm" style:auto-text-indent="false" fo:padding="0cm" fo:border="none"/>
      <style:text-properties fo:color="#000000" style:font-name="Liberation Serif" fo:font-size="10pt" style:font-name-asian="Liberation Serif" style:font-size-asian="10pt" style:font-size-complex="10pt"/>
    </style:style>
    <style:style style:name="P46" style:family="paragraph" style:parent-style-name="Text_20_body" style:list-style-name="L13">
      <style:paragraph-properties fo:margin-left="0.635cm" fo:margin-right="0cm" fo:margin-top="0cm" fo:margin-bottom="0.318cm" loext:contextual-spacing="false" style:line-height-at-least="0.635cm" fo:text-indent="0cm" style:auto-text-indent="false" fo:padding="0cm" fo:border="none"/>
      <style:text-properties fo:color="#000000" style:font-name="Liberation Serif" fo:font-size="10pt" style:font-name-asian="Liberation Serif" style:font-size-asian="10pt" style:font-size-complex="10pt"/>
    </style:style>
    <style:style style:name="P47" style:family="paragraph" style:parent-style-name="Text_20_body" style:list-style-name="L14">
      <style:paragraph-properties fo:margin-left="0.635cm" fo:margin-right="0cm" fo:margin-top="0cm" fo:margin-bottom="0.318cm" loext:contextual-spacing="false" style:line-height-at-least="0.635cm" fo:text-indent="0cm" style:auto-text-indent="false" fo:padding="0cm" fo:border="none"/>
      <style:text-properties fo:color="#000000" style:font-name="Liberation Serif" fo:font-size="10pt" style:font-name-asian="Liberation Serif" style:font-size-asian="10pt" style:font-size-complex="10pt"/>
    </style:style>
    <style:style style:name="P48" style:family="paragraph" style:parent-style-name="Text_20_body" style:list-style-name="L2">
      <style:paragraph-properties fo:margin-left="1.27cm" fo:margin-right="0cm" fo:margin-top="0cm" fo:margin-bottom="0cm" loext:contextual-spacing="false" style:line-height-at-least="0.635cm" fo:orphans="2" fo:widows="2" fo:text-indent="0cm" style:auto-text-indent="false" fo:padding="0cm" fo:border="none"/>
    </style:style>
    <style:style style:name="P49" style:family="paragraph" style:parent-style-name="Text_20_body" style:list-style-name="L1">
      <style:paragraph-properties fo:margin-left="1.27cm" fo:margin-right="0cm" fo:margin-top="0cm" fo:margin-bottom="0cm" loext:contextual-spacing="false" style:line-height-at-least="0.635cm" fo:text-align="start" style:justify-single-word="false" fo:orphans="2" fo:widows="2" fo:text-indent="0cm" style:auto-text-indent="false" fo:padding="0cm" fo:border="none"/>
    </style:style>
    <style:style style:name="P50" style:family="paragraph" style:parent-style-name="Text_20_body" style:list-style-name="L2">
      <style:paragraph-properties fo:margin-left="1.27cm" fo:margin-right="0cm" fo:margin-top="0cm" fo:margin-bottom="0cm" loext:contextual-spacing="false" style:line-height-at-least="0.635cm" fo:orphans="2" fo:widows="2" fo:text-indent="0cm" style:auto-text-indent="false" fo:padding="0cm" fo:border="none"/>
      <style:text-properties fo:font-variant="normal" fo:text-transform="none" fo:color="#000000" style:font-name="Liberation Serif" fo:font-size="10pt" fo:letter-spacing="normal" fo:font-style="normal" fo:font-weight="normal" style:font-name-asian="Liberation Serif" style:font-size-asian="10pt" style:font-size-complex="10pt"/>
    </style:style>
    <style:style style:name="P51" style:family="paragraph" style:parent-style-name="Text_20_body" style:list-style-name="L1">
      <style:paragraph-properties fo:margin-left="1.905cm" fo:margin-right="0cm" fo:margin-top="0cm" fo:margin-bottom="0cm" loext:contextual-spacing="false" style:line-height-at-least="0.635cm" fo:text-align="start" style:justify-single-word="false" fo:orphans="2" fo:widows="2" fo:text-indent="0cm" style:auto-text-indent="false" fo:padding="0cm" fo:border="none"/>
    </style:style>
    <style:style style:name="P52" style:family="paragraph" style:parent-style-name="Text_20_body">
      <style:paragraph-properties fo:margin-top="0cm" fo:margin-bottom="0cm" loext:contextual-spacing="false" fo:text-align="start" style:justify-single-word="false"/>
      <style:text-properties fo:color="#000000" style:font-name="Liberation Serif" fo:font-size="10pt" style:font-name-asian="Liberation Serif" style:font-size-asian="10pt" style:font-size-complex="10pt"/>
    </style:style>
    <style:style style:name="T1" style:family="text">
      <style:text-properties style:text-line-through-style="none" style:text-line-through-type="none" style:font-name="Liberation Serif" fo:font-size="10pt" style:text-underline-style="none" fo:font-weight="bold" style:text-blinking="false" style:font-name-asian="Liberation Serif" style:font-size-asian="10pt" style:font-size-complex="10pt"/>
    </style:style>
    <style:style style:name="T2" style:family="text">
      <style:text-properties style:text-line-through-style="none" style:text-line-through-type="none" style:font-name="Liberation Serif" fo:font-size="10pt" style:text-underline-style="none" style:text-blinking="false" style:font-name-asian="Liberation Serif" style:font-size-asian="10pt" style:font-size-complex="10pt"/>
    </style:style>
    <style:style style:name="T3" style:family="text">
      <style:text-properties fo:font-style="normal" fo:font-weight="bold"/>
    </style:style>
    <style:style style:name="T4" style:family="text">
      <style:text-properties fo:font-style="normal" fo:font-weight="normal"/>
    </style:style>
    <style:style style:name="T5" style:family="text">
      <style:text-properties fo:font-style="normal" fo:font-weight="normal" fo:background-color="transparent" loext:char-shading-value="0" loext:padding-left="0cm" loext:padding-right="0.318cm" loext:padding-top="0cm" loext:padding-bottom="0cm" loext:border-left="none" loext:border-right="0.06pt solid #e6e9ea" loext:border-top="none" loext:border-bottom="none"/>
    </style:style>
    <style:style style:name="T6" style:family="text">
      <style:text-properties fo:color="#404040" style:text-line-through-style="none" style:text-line-through-type="none" style:font-name="Roboto Slab" fo:font-size="18pt" style:text-underline-style="none" fo:font-weight="bold" style:text-blinking="false"/>
    </style:style>
    <style:style style:name="T7" style:family="text">
      <style:text-properties fo:color="#404040" style:text-line-through-style="none" style:text-line-through-type="none" style:font-name="Roboto Slab" fo:font-size="15pt" style:text-underline-style="none" fo:font-weight="bold" style:text-blinking="false"/>
    </style:style>
    <style:style style:name="T8" style:family="text">
      <style:text-properties fo:color="#404040" style:text-line-through-style="none" style:text-line-through-type="none" style:font-name="Roboto Slab" style:text-underline-style="none" fo:font-weight="bold" style:text-blinking="false"/>
    </style:style>
    <style:style style:name="T9" style:family="text">
      <style:text-properties fo:color="#404040" style:text-line-through-style="none" style:text-line-through-type="none" style:font-name="Roboto Slab" fo:font-size="10pt" style:text-underline-style="none" fo:font-weight="bold" style:text-blinking="false" style:font-size-asian="10pt" style:font-size-complex="10pt"/>
    </style:style>
    <style:style style:name="T10" style:family="text">
      <style:text-properties fo:color="#404040" style:text-line-through-style="none" style:text-line-through-type="none" fo:font-size="10pt" style:text-underline-style="none" fo:font-weight="bold" style:text-blinking="false" style:font-size-asian="10pt" style:font-size-complex="10pt"/>
    </style:style>
    <style:style style:name="T11" style:family="text">
      <style:text-properties fo:color="#404040" style:text-line-through-style="none" style:text-line-through-type="none" style:font-name="Liberation Serif" fo:font-size="10pt" style:text-underline-style="none" fo:font-weight="bold" style:text-blinking="false" style:font-name-asian="Liberation Serif" style:font-size-asian="10pt" style:font-size-complex="10pt"/>
    </style:style>
    <style:style style:name="T12" style:family="text">
      <style:text-properties fo:color="#2980b9" style:text-line-through-style="none" style:text-line-through-type="none" style:text-underline-style="none" style:text-blinking="false"/>
    </style:style>
    <style:style style:name="T13" style:family="text">
      <style:text-properties fo:color="#2980b9" style:text-line-through-style="none" style:text-line-through-type="none" fo:font-size="12pt" style:text-underline-style="none" style:text-blinking="false"/>
    </style:style>
    <style:style style:name="T14" style:family="text">
      <style:text-properties fo:color="#2980b9" style:text-line-through-style="none" style:text-line-through-type="none" fo:font-size="10pt" style:text-underline-style="none" style:text-blinking="false" style:font-size-asian="10pt" style:font-size-complex="10pt"/>
    </style:style>
    <style:style style:name="T15" style:family="text">
      <style:text-properties fo:color="#2980b9" style:text-line-through-style="none" style:text-line-through-type="none" style:font-name="Liberation Serif" fo:font-size="10pt" style:text-underline-style="none" style:text-blinking="false" style:font-name-asian="Liberation Serif" style:font-size-asian="10pt" style:font-size-complex="10pt"/>
    </style:style>
    <style:style style:name="T16" style:family="text">
      <style:text-properties fo:font-variant="normal" fo:text-transform="none" fo:color="#404040" style:text-line-through-style="none" style:text-line-through-type="none" style:font-name="Roboto Slab" fo:font-size="18pt" fo:letter-spacing="normal" fo:font-style="normal" style:text-underline-style="none" fo:font-weight="normal" style:text-blinking="false"/>
    </style:style>
    <style:style style:name="T17" style:family="text">
      <style:text-properties fo:font-variant="normal" fo:text-transform="none" fo:color="#404040" style:text-line-through-style="none" style:text-line-through-type="none" style:font-name="Roboto Slab" fo:font-size="15pt" fo:letter-spacing="normal" fo:font-style="normal" style:text-underline-style="none" fo:font-weight="normal" style:text-blinking="false"/>
    </style:style>
    <style:style style:name="T18" style:family="text">
      <style:text-properties fo:font-variant="normal" fo:text-transform="none" fo:color="#404040" style:text-line-through-style="none" style:text-line-through-type="none" style:font-name="Roboto Slab" fo:letter-spacing="normal" fo:font-style="normal" style:text-underline-style="none" fo:font-weight="normal" style:text-blinking="false"/>
    </style:style>
    <style:style style:name="T19" style:family="text">
      <style:text-properties fo:font-variant="normal" fo:text-transform="none" fo:color="#404040" style:text-line-through-style="none" style:text-line-through-type="none" style:font-name="Roboto Slab" fo:font-size="10pt" fo:letter-spacing="normal" fo:font-style="normal" style:text-underline-style="none" fo:font-weight="normal" style:text-blinking="false" style:font-size-asian="10pt" style:font-size-complex="10pt"/>
    </style:style>
    <style:style style:name="T20" style:family="text">
      <style:text-properties fo:font-variant="normal" fo:text-transform="none" fo:color="#404040" style:text-line-through-style="none" style:text-line-through-type="none" style:font-name="Liberation Serif" fo:font-size="10pt" fo:letter-spacing="normal" fo:font-style="normal" style:text-underline-style="none" fo:font-weight="normal" style:text-blinking="false" style:font-size-asian="10pt" style:font-size-complex="10pt"/>
    </style:style>
    <style:style style:name="T21" style:family="text">
      <style:text-properties fo:font-variant="normal" fo:text-transform="none" fo:color="#404040" style:text-line-through-style="none" style:text-line-through-type="none" style:font-name="Liberation Serif" fo:font-size="10pt" fo:letter-spacing="normal" fo:font-style="normal" style:text-underline-style="none" fo:font-weight="normal" style:text-blinking="false" style:font-name-asian="Liberation Serif" style:font-size-asian="10pt" style:font-size-complex="10pt"/>
    </style:style>
    <style:style style:name="T22" style:family="text">
      <style:text-properties fo:font-variant="normal" fo:text-transform="none" fo:color="#404040" style:text-line-through-style="none" style:text-line-through-type="none" fo:font-size="10pt" fo:letter-spacing="normal" fo:font-style="normal" style:text-underline-style="none" fo:font-weight="normal" style:text-blinking="false" style:font-size-asian="10pt" style:font-size-complex="10pt"/>
    </style:style>
    <style:style style:name="T23" style:family="text">
      <style:text-properties fo:font-variant="normal" fo:text-transform="none" fo:color="#404040" style:font-name="Lato" fo:font-size="12pt" fo:letter-spacing="normal" fo:font-style="normal" fo:font-weight="bold"/>
    </style:style>
    <style:style style:name="T24" style:family="text">
      <style:text-properties fo:font-variant="normal" fo:text-transform="none" fo:color="#404040" style:font-name="Lato" fo:font-size="12pt" fo:letter-spacing="normal" fo:font-style="normal" fo:font-weight="normal"/>
    </style:style>
    <style:style style:name="T25" style:family="text">
      <style:text-properties fo:font-variant="normal" fo:text-transform="none" fo:color="#404040" style:font-name="Lato" fo:letter-spacing="normal" fo:font-style="normal" fo:font-weight="bold"/>
    </style:style>
    <style:style style:name="T26" style:family="text">
      <style:text-properties fo:font-variant="normal" fo:text-transform="none" fo:color="#404040" style:font-name="Lato" fo:letter-spacing="normal" fo:font-style="normal" fo:font-weight="normal"/>
    </style:style>
    <style:style style:name="T27" style:family="text">
      <style:text-properties fo:font-variant="normal" fo:text-transform="none" fo:color="#404040" style:font-name="Lato" fo:font-size="10pt" fo:letter-spacing="normal" fo:font-style="normal" fo:font-weight="bold" style:font-size-asian="10pt" style:font-size-complex="10pt"/>
    </style:style>
    <style:style style:name="T28" style:family="text">
      <style:text-properties fo:font-variant="normal" fo:text-transform="none" fo:color="#404040" style:font-name="Lato" fo:font-size="10pt" fo:letter-spacing="normal" fo:font-style="normal" fo:font-weight="normal" style:font-size-asian="10pt" style:font-size-complex="10pt"/>
    </style:style>
    <style:style style:name="T29" style:family="text">
      <style:text-properties fo:font-variant="normal" fo:text-transform="none" fo:color="#404040" fo:font-size="10pt" fo:letter-spacing="normal" fo:font-style="normal" fo:font-weight="bold" style:font-size-asian="10pt" style:font-size-complex="10pt"/>
    </style:style>
    <style:style style:name="T30" style:family="text">
      <style:text-properties fo:font-variant="normal" fo:text-transform="none" fo:color="#404040" fo:font-size="10pt" fo:letter-spacing="normal" fo:font-style="normal" fo:font-weight="normal" style:font-size-asian="10pt" style:font-size-complex="10pt"/>
    </style:style>
    <style:style style:name="T31" style:family="text">
      <style:text-properties fo:font-variant="normal" fo:text-transform="none" fo:color="#404040" style:font-name="Liberation Serif" fo:font-size="10pt" fo:letter-spacing="normal" fo:font-style="normal" fo:font-weight="bold" style:font-name-asian="Liberation Serif" style:font-size-asian="10pt" style:font-size-complex="10pt"/>
    </style:style>
    <style:style style:name="T32" style:family="text">
      <style:text-properties fo:font-variant="normal" fo:text-transform="none" fo:color="#404040" style:font-name="Liberation Serif" fo:font-size="10pt" fo:letter-spacing="normal" fo:font-style="normal" fo:font-weight="normal" style:font-name-asian="Liberation Serif" style:font-size-asian="10pt" style:font-size-complex="10pt"/>
    </style:style>
    <style:style style:name="T33" style:family="text">
      <style:text-properties fo:font-variant="normal" fo:text-transform="none" fo:color="#2980b9" style:text-line-through-style="none" style:text-line-through-type="none" style:font-name="Roboto Slab" fo:font-size="18pt" fo:letter-spacing="normal" fo:font-style="normal" style:text-underline-style="none" fo:font-weight="normal" style:text-blinking="false"/>
    </style:style>
    <style:style style:name="T34" style:family="text">
      <style:text-properties fo:font-variant="normal" fo:text-transform="none" fo:color="#2980b9" style:text-line-through-style="none" style:text-line-through-type="none" style:font-name="Roboto Slab" fo:font-size="18pt" style:text-underline-style="none" fo:font-weight="bold" style:text-blinking="false"/>
    </style:style>
    <style:style style:name="T35" style:family="text">
      <style:text-properties fo:font-variant="normal" fo:text-transform="none" fo:color="#2980b9" style:text-line-through-style="none" style:text-line-through-type="none" style:font-name="Roboto Slab" fo:font-size="15pt" fo:letter-spacing="normal" fo:font-style="normal" style:text-underline-style="none" fo:font-weight="normal" style:text-blinking="false"/>
    </style:style>
    <style:style style:name="T36" style:family="text">
      <style:text-properties fo:font-variant="normal" fo:text-transform="none" fo:color="#2980b9" style:text-line-through-style="none" style:text-line-through-type="none" style:font-name="Roboto Slab" fo:font-size="15pt" style:text-underline-style="none" fo:font-weight="bold" style:text-blinking="false"/>
    </style:style>
    <style:style style:name="T37" style:family="text">
      <style:text-properties fo:font-variant="normal" fo:text-transform="none" fo:color="#2980b9" style:text-line-through-style="none" style:text-line-through-type="none" style:font-name="Roboto Slab" style:text-underline-style="none" fo:font-weight="bold" style:text-blinking="false"/>
    </style:style>
    <style:style style:name="T38" style:family="text">
      <style:text-properties fo:font-variant="normal" fo:text-transform="none" fo:color="#2980b9" style:text-line-through-style="none" style:text-line-through-type="none" style:font-name="Roboto Slab" fo:letter-spacing="normal" fo:font-style="normal" style:text-underline-style="none" fo:font-weight="normal" style:text-blinking="false"/>
    </style:style>
    <style:style style:name="T39" style:family="text">
      <style:text-properties fo:font-variant="normal" fo:text-transform="none" fo:color="#2980b9" style:text-line-through-style="none" style:text-line-through-type="none" style:font-name="Roboto Slab" fo:font-size="10pt" fo:letter-spacing="normal" fo:font-style="normal" style:text-underline-style="none" fo:font-weight="normal" style:text-blinking="false" style:font-size-asian="10pt" style:font-size-complex="10pt"/>
    </style:style>
    <style:style style:name="T40" style:family="text">
      <style:text-properties fo:font-variant="normal" fo:text-transform="none" fo:color="#2980b9" style:text-line-through-style="none" style:text-line-through-type="none" style:font-name="Roboto Slab" fo:font-size="10pt" style:text-underline-style="none" fo:font-weight="bold" style:text-blinking="false" style:font-size-asian="10pt" style:font-size-complex="10pt"/>
    </style:style>
    <style:style style:name="T41" style:family="text">
      <style:text-properties fo:font-variant="normal" fo:text-transform="none" fo:color="#2980b9" style:text-line-through-style="none" style:text-line-through-type="none" style:font-name="Lato" fo:font-size="12pt" fo:letter-spacing="normal" fo:font-style="normal" style:text-underline-style="none" fo:font-weight="normal" style:text-blinking="false"/>
    </style:style>
    <style:style style:name="T42" style:family="text">
      <style:text-properties fo:font-variant="normal" fo:text-transform="none" fo:color="#2980b9" style:text-line-through-style="none" style:text-line-through-type="none" style:font-name="Lato" fo:letter-spacing="normal" fo:font-style="normal" style:text-underline-style="none" fo:font-weight="normal" style:text-blinking="false"/>
    </style:style>
    <style:style style:name="T43" style:family="text">
      <style:text-properties fo:font-variant="normal" fo:text-transform="none" fo:color="#2980b9" style:text-line-through-style="none" style:text-line-through-type="none" style:font-name="Lato" fo:font-size="10pt" fo:letter-spacing="normal" fo:font-style="normal" style:text-underline-style="none" fo:font-weight="normal" style:text-blinking="false" style:font-size-asian="10pt" style:font-size-complex="10pt"/>
    </style:style>
    <style:style style:name="T44" style:family="text">
      <style:text-properties fo:font-variant="normal" fo:text-transform="none" fo:color="#2980b9" style:text-line-through-style="none" style:text-line-through-type="none" style:font-name="Liberation Serif" fo:font-size="10pt" fo:letter-spacing="normal" fo:font-style="normal" style:text-underline-style="none" fo:font-weight="normal" style:text-blinking="false" style:font-size-asian="10pt" style:font-size-complex="10pt"/>
    </style:style>
    <style:style style:name="T45" style:family="text">
      <style:text-properties fo:font-variant="normal" fo:text-transform="none" fo:color="#2980b9" style:text-line-through-style="none" style:text-line-through-type="none" style:font-name="Liberation Serif" fo:font-size="10pt" fo:letter-spacing="normal" fo:font-style="normal" style:text-underline-style="none" fo:font-weight="normal" style:text-blinking="false" style:font-name-asian="Liberation Serif" style:font-size-asian="10pt" style:font-size-complex="10pt"/>
    </style:style>
    <style:style style:name="T46" style:family="text">
      <style:text-properties fo:font-variant="normal" fo:text-transform="none" fo:color="#2980b9" style:text-line-through-style="none" style:text-line-through-type="none" style:font-name="Liberation Serif" fo:font-size="10pt" style:text-underline-style="none" fo:font-weight="bold" style:text-blinking="false" style:font-name-asian="Liberation Serif" style:font-size-asian="10pt" style:font-size-complex="10pt"/>
    </style:style>
    <style:style style:name="T47" style:family="text">
      <style:text-properties fo:font-variant="normal" fo:text-transform="none" fo:color="#2980b9" style:text-line-through-style="none" style:text-line-through-type="none" fo:font-size="10pt" fo:letter-spacing="normal" fo:font-style="normal" style:text-underline-style="none" fo:font-weight="normal" style:text-blinking="false" style:font-size-asian="10pt" style:font-size-complex="10pt"/>
    </style:style>
    <style:style style:name="T48" style:family="text">
      <style:text-properties fo:font-variant="normal" fo:text-transform="none" fo:color="#2980b9" style:text-line-through-style="none" style:text-line-through-type="none" fo:font-size="10pt" style:text-underline-style="none" fo:font-weight="bold" style:text-blinking="false" style:font-size-asian="10pt" style:font-size-complex="10pt"/>
    </style:style>
    <style:style style:name="T49" style:family="text">
      <style:text-properties fo:font-variant="normal" fo:text-transform="none" style:text-line-through-style="none" style:text-line-through-type="none" style:font-name="Liberation Serif" fo:font-size="10pt" fo:letter-spacing="normal" fo:font-style="normal" style:text-underline-style="none" fo:font-weight="normal" style:text-blinking="false" style:font-size-asian="10pt" style:font-size-complex="10pt"/>
    </style:style>
    <style:style style:name="T50" style:family="text">
      <style:text-properties fo:font-variant="normal" fo:text-transform="none" style:text-line-through-style="none" style:text-line-through-type="none" style:font-name="Liberation Serif" fo:font-size="10pt" fo:letter-spacing="normal" fo:font-style="normal" style:text-underline-style="none" fo:font-weight="normal" style:text-blinking="false" style:font-name-asian="Liberation Serif" style:font-size-asian="10pt" style:font-size-complex="10pt"/>
    </style:style>
    <style:style style:name="T51" style:family="text">
      <style:text-properties fo:font-variant="normal" fo:text-transform="none" style:text-line-through-style="none" style:text-line-through-type="none" style:font-name="Liberation Serif" fo:font-size="10pt" style:text-underline-style="none" fo:font-weight="bold" style:text-blinking="false" style:font-name-asian="Liberation Serif" style:font-size-asian="10pt" style:font-size-complex="10pt"/>
    </style:style>
    <style:style style:name="T52" style:family="text">
      <style:text-properties fo:font-variant="normal" fo:text-transform="none" fo:color="#000000" style:text-line-through-style="none" style:text-line-through-type="none" style:font-name="Liberation Serif" fo:font-size="10pt" fo:letter-spacing="normal" fo:font-style="normal" style:text-underline-style="none" fo:font-weight="normal" style:text-blinking="false" style:font-size-asian="10pt" style:font-size-complex="10pt"/>
    </style:style>
    <style:style style:name="T53" style:family="text">
      <style:text-properties fo:font-variant="normal" fo:text-transform="none" fo:color="#000000" style:text-line-through-style="none" style:text-line-through-type="none" style:font-name="Liberation Serif" fo:font-size="10pt" fo:letter-spacing="normal" fo:font-style="normal" style:text-underline-style="none" fo:font-weight="normal" style:text-blinking="false" style:font-name-asian="Liberation Serif" style:font-size-asian="10pt" style:font-size-complex="10pt"/>
    </style:style>
    <style:style style:name="T54" style:family="text">
      <style:text-properties fo:font-variant="normal" fo:text-transform="none" fo:color="#000000" style:text-line-through-style="none" style:text-line-through-type="none" style:font-name="Liberation Serif" fo:font-size="10pt" style:text-underline-style="none" fo:font-weight="bold" style:text-blinking="false" style:font-name-asian="Liberation Serif" style:font-size-asian="10pt" style:font-size-complex="10pt"/>
    </style:style>
    <style:style style:name="T55" style:family="text">
      <style:text-properties fo:font-variant="normal" fo:text-transform="none" fo:color="#000000" style:text-line-through-style="none" style:text-line-through-type="none" style:font-name="Liberation Serif" fo:font-size="10pt" fo:font-weight="bold" style:text-blinking="false" style:font-name-asian="Liberation Serif" style:font-size-asian="10pt" style:font-size-complex="10pt"/>
    </style:style>
    <style:style style:name="T56" style:family="text">
      <style:text-properties fo:font-variant="normal" fo:text-transform="none" fo:color="#000000" style:text-line-through-style="none" style:text-line-through-type="none" style:font-name="Liberation Serif" fo:font-size="10pt" style:text-underline-style="solid" style:text-underline-width="auto" style:text-underline-color="font-color" fo:font-weight="bold" style:text-blinking="false" style:font-name-asian="Liberation Serif" style:font-size-asian="10pt" style:font-size-complex="10pt"/>
    </style:style>
    <style:style style:name="T57" style:family="text">
      <style:text-properties fo:font-variant="normal" fo:text-transform="none" fo:color="#000000" style:text-line-through-style="none" style:text-line-through-type="none" style:font-name="Liberation Serif" fo:letter-spacing="normal" fo:font-style="normal" style:text-underline-style="none" fo:font-weight="normal" style:text-blinking="false"/>
    </style:style>
    <style:style style:name="T58" style:family="text">
      <style:text-properties fo:font-variant="normal" fo:text-transform="none" fo:color="#000000" style:text-line-through-style="none" style:text-line-through-type="none" fo:font-size="10pt" fo:letter-spacing="normal" fo:font-style="normal" style:text-underline-style="none" fo:font-weight="normal" style:text-blinking="false" style:font-size-asian="10pt" style:font-size-complex="10pt"/>
    </style:style>
    <style:style style:name="T59" style:family="text">
      <style:text-properties fo:font-variant="normal" fo:text-transform="none" fo:color="#000000" style:font-name="Liberation Serif" fo:font-size="10pt" fo:letter-spacing="normal" fo:font-style="normal" fo:font-weight="bold" style:font-name-asian="Liberation Serif" style:font-size-asian="10pt" style:font-size-complex="10pt"/>
    </style:style>
    <style:style style:name="T60" style:family="text">
      <style:text-properties fo:font-variant="normal" fo:text-transform="none" fo:color="#000000" style:font-name="Liberation Serif" fo:font-size="10pt" fo:letter-spacing="normal" fo:font-style="normal" fo:font-weight="normal" style:font-name-asian="Liberation Serif" style:font-size-asian="10pt" style:font-size-complex="10pt"/>
    </style:style>
    <style:style style:name="T61" style:family="text">
      <style:text-properties fo:font-variant="normal" fo:text-transform="none" style:font-name="Liberation Serif" fo:font-size="10pt" fo:letter-spacing="normal" fo:font-style="normal" fo:font-weight="bold" style:font-name-asian="Liberation Serif" style:font-size-asian="10pt" style:font-size-complex="10pt"/>
    </style:style>
    <style:style style:name="T62" style:family="text">
      <style:text-properties fo:font-variant="normal" fo:text-transform="none" style:font-name="Liberation Serif" fo:font-size="10pt" fo:letter-spacing="normal" fo:font-style="normal" fo:font-weight="normal" style:font-name-asian="Liberation Serif" style:font-size-asian="10pt" style:font-size-complex="10pt"/>
    </style:style>
    <style:style style:name="T63" style:family="text">
      <style:text-properties fo:font-size="12pt"/>
    </style:style>
    <style:style style:name="T64" style:family="text">
      <style:text-properties fo:font-size="12pt" fo:font-weight="bold"/>
    </style:style>
    <style:style style:name="T65" style:family="text">
      <style:text-properties fo:font-weight="bold"/>
    </style:style>
    <style:style style:name="T66" style:family="text">
      <style:text-properties fo:font-weight="bold" style:font-weight-asian="bold" style:font-weight-complex="bold"/>
    </style:style>
    <style:style style:name="T67" style:family="text">
      <style:text-properties style:font-name="Liberation Serif" fo:font-size="10pt" fo:font-weight="bold" style:font-size-asian="10pt" style:font-size-complex="10pt"/>
    </style:style>
    <style:style style:name="T68" style:family="text">
      <style:text-properties style:font-name="Liberation Serif" fo:font-size="10pt" fo:font-weight="bold" style:font-name-asian="Liberation Serif" style:font-size-asian="10pt" style:font-size-complex="10pt"/>
    </style:style>
    <style:style style:name="T69" style:family="text">
      <style:text-properties style:font-name="Liberation Serif" fo:font-size="10pt" style:font-name-asian="Liberation Serif" style:font-size-asian="10pt" style:font-size-complex="10pt"/>
    </style:style>
    <style:style style:name="T70" style:family="text">
      <style:text-properties style:font-name="Liberation Serif" fo:font-size="10pt" fo:background-color="#ffffff" loext:char-shading-value="0" style:font-name-asian="Liberation Serif" style:font-size-asian="10pt" style:font-size-complex="10pt" loext:padding-left="0.132cm" loext:padding-right="0.132cm" loext:padding-top="0.053cm" loext:padding-bottom="0.053cm" loext:border="0.06pt solid #e1e4e5"/>
    </style:style>
    <style:style style:name="T71" style:family="text">
      <style:text-properties fo:font-size="10pt" style:font-size-asian="10pt" style:font-size-complex="10pt"/>
    </style:style>
    <style:style style:name="T72" style:family="text">
      <style:text-properties fo:font-size="10pt" fo:font-weight="bold" style:font-size-asian="10pt" style:font-size-complex="10pt"/>
    </style:style>
    <style:style style:name="T73" style:family="text">
      <style:text-properties fo:color="#000000" style:font-name="Liberation Serif" fo:font-size="10pt" fo:font-weight="bold" style:font-size-asian="10pt" style:font-size-complex="10pt"/>
    </style:style>
    <style:style style:name="T74" style:family="text">
      <style:text-properties fo:color="#000000" style:font-name="Liberation Serif" fo:font-size="10pt" fo:font-weight="bold" style:font-name-asian="Liberation Serif" style:font-size-asian="10pt" style:font-size-complex="10pt"/>
    </style:style>
    <style:style style:name="T75" style:family="text">
      <style:text-properties fo:color="#000000" style:font-name="Liberation Serif" fo:font-size="10pt" style:font-name-asian="Liberation Serif" style:font-size-asian="10pt" style:font-size-complex="10pt"/>
    </style:style>
    <style:style style:name="T76" style:family="text">
      <style:text-properties fo:color="#000000" style:font-name="Liberation Serif" fo:font-size="10pt" fo:background-color="#ffffff" loext:char-shading-value="0" style:font-name-asian="Liberation Serif" style:font-size-asian="10pt" style:font-size-complex="10pt" loext:padding-left="0.132cm" loext:padding-right="0.132cm" loext:padding-top="0.053cm" loext:padding-bottom="0.053cm" loext:border="0.06pt solid #e1e4e5"/>
    </style:style>
    <style:style style:name="T77" style:family="text">
      <style:text-properties fo:color="#000000" style:font-name="Liberation Serif" fo:font-weight="bold"/>
    </style:style>
    <style:style style:name="T78" style:family="text">
      <style:text-properties fo:color="#000000" fo:font-size="10pt" fo:font-weight="bold" style:font-size-asian="10pt" style:font-size-complex="10pt"/>
    </style:style>
    <style:style style:name="T79" style:family="text">
      <style:text-properties fo:color="#000000" style:text-line-through-style="none" style:text-line-through-type="none" style:font-name="Liberation Serif" fo:font-size="10pt" style:text-underline-style="none" fo:font-weight="bold" style:text-blinking="false" style:font-name-asian="Liberation Serif" style:font-size-asian="10pt" style:font-size-complex="10pt"/>
    </style:style>
    <style:style style:name="T80" style:family="text">
      <style:text-properties fo:color="#000000" style:text-line-through-style="none" style:text-line-through-type="none" style:font-name="Liberation Serif" fo:font-size="10pt" style:text-underline-style="none" style:text-blinking="false" style:font-name-asian="Liberation Serif" style:font-size-asian="10pt" style:font-size-complex="10pt"/>
    </style:style>
    <style:style style:name="T81" style:family="text">
      <style:text-properties fo:color="#000000" style:text-line-through-style="none" style:text-line-through-type="none" style:font-name="Liberation Serif" fo:font-size="10pt" fo:font-weight="bold" style:text-blinking="false" style:font-name-asian="Liberation Serif" style:font-size-asian="10pt" style:font-size-complex="10pt"/>
    </style:style>
    <style:style style:name="T82" style:family="text">
      <style:text-properties fo:color="#000000" style:text-line-through-style="none" style:text-line-through-type="none" style:font-name="Liberation Serif" fo:font-size="10pt" style:text-underline-style="solid" style:text-underline-width="auto" style:text-underline-color="font-color" fo:font-weight="bold" style:text-blinking="false" style:font-name-asian="Liberation Serif" style:font-size-asian="10pt" style:font-size-complex="10pt"/>
    </style:style>
    <style:style style:name="T83" style:family="text">
      <style:text-properties fo:background-color="transparent" loext:char-shading-value="0" loext:padding-left="0cm" loext:padding-right="0.318cm" loext:padding-top="0cm" loext:padding-bottom="0cm" loext:border-left="none" loext:border-right="0.06pt solid #e6e9ea" loext:border-top="none" loext:border-bottom="none"/>
    </style:style>
    <style:style style:name="T84" style:family="text">
      <style:text-properties fo:color="#008000"/>
    </style:style>
    <style:style style:name="T85" style:family="text">
      <style:text-properties fo:font-style="italic"/>
    </style:style>
    <style:style style:name="T86" style:family="text">
      <style:text-properties fo:font-style="italic" fo:font-weight="normal"/>
    </style:style>
    <style:style style:name="T87" style:family="text">
      <style:text-properties style:font-name="SFMono-Regular"/>
    </style:style>
    <style:style style:name="T88" style:family="text">
      <style:text-properties style:font-name="SFMono-Regular" fo:font-style="normal" fo:font-weight="normal"/>
    </style:style>
    <style:style style:name="T89" style:family="text">
      <style:text-properties style:font-name="SFMono-Regular" fo:font-style="normal" fo:font-weight="normal" fo:background-color="transparent" loext:char-shading-value="0" loext:padding-left="0cm" loext:padding-right="0.318cm" loext:padding-top="0cm" loext:padding-bottom="0cm" loext:border-left="none" loext:border-right="0.06pt solid #e6e9ea" loext:border-top="none" loext:border-bottom="none"/>
    </style:style>
    <style:style style:name="T90" style:family="text">
      <style:text-properties style:font-name="SFMono-Regular" fo:font-size="9pt"/>
    </style:style>
    <style:style style:name="T91" style:family="text">
      <style:text-properties style:font-name="SFMono-Regular" fo:font-size="9pt" fo:font-style="normal" fo:font-weight="normal"/>
    </style:style>
    <style:style style:name="T92" style:family="text">
      <style:text-properties style:font-name="SFMono-Regular" fo:font-size="9pt" fo:font-style="normal" fo:font-weight="normal" fo:background-color="transparent" loext:char-shading-value="0" loext:padding-left="0cm" loext:padding-right="0.318cm" loext:padding-top="0cm" loext:padding-bottom="0cm" loext:border-left="none" loext:border-right="0.06pt solid #e6e9ea" loext:border-top="none" loext:border-bottom="none"/>
    </style:style>
    <style:style style:name="T93" style:family="text">
      <style:text-properties style:font-name="SFMono-Regular" fo:font-size="9pt" fo:background-color="transparent" loext:char-shading-value="0" loext:padding-left="0cm" loext:padding-right="0.318cm" loext:padding-top="0cm" loext:padding-bottom="0cm" loext:border-left="none" loext:border-right="0.06pt solid #e6e9ea" loext:border-top="none" loext:border-bottom="none"/>
    </style:style>
    <style:style style:name="T94" style:family="text">
      <style:text-properties style:font-name="SFMono-Regular" fo:background-color="transparent" loext:char-shading-value="0" loext:padding-left="0cm" loext:padding-right="0.318cm" loext:padding-top="0cm" loext:padding-bottom="0cm" loext:border-left="none" loext:border-right="0.06pt solid #e6e9ea" loext:border-top="none" loext:border-bottom="none"/>
    </style:style>
    <style:style style:name="T95" style:family="text">
      <style:text-properties fo:color="#408080" style:font-name="SFMono-Regular" fo:font-size="9pt" fo:font-style="italic"/>
    </style:style>
    <style:style style:name="T96" style:family="text">
      <style:text-properties fo:color="#408080" style:font-name="SFMono-Regular" fo:font-size="9pt" fo:font-style="italic" fo:font-weight="normal"/>
    </style:style>
    <style:style style:name="T97" style:family="text">
      <style:text-properties fo:color="#408080" style:font-name="SFMono-Regular" fo:font-style="italic"/>
    </style:style>
    <style:style style:name="T98" style:family="text">
      <style:text-properties fo:color="#408080" style:font-name="SFMono-Regular" fo:font-style="italic" fo:font-weight="normal"/>
    </style:style>
    <style:style style:name="T99" style:family="text">
      <style:text-properties fo:color="#408080" fo:font-style="italic"/>
    </style:style>
    <style:style style:name="T100" style:family="text">
      <style:text-properties fo:color="#408080" fo:font-style="italic" fo:font-weight="normal"/>
    </style:style>
    <style:style style:name="T101" style:family="text">
      <style:text-properties fo:color="#bb6688" style:font-name="SFMono-Regular" fo:font-size="9pt" fo:font-style="normal" fo:font-weight="bold"/>
    </style:style>
    <style:style style:name="T102" style:family="text">
      <style:text-properties fo:color="#bb6688" style:font-name="SFMono-Regular" fo:font-size="9pt" fo:font-weight="bold"/>
    </style:style>
    <style:style style:name="T103" style:family="text">
      <style:text-properties fo:color="#bb6688" style:font-name="SFMono-Regular" fo:font-weight="bold"/>
    </style:style>
    <style:style style:name="T104" style:family="text">
      <style:text-properties fo:color="#bb6688" style:font-name="SFMono-Regular" fo:font-style="normal" fo:font-weight="bold"/>
    </style:style>
    <style:style style:name="T105" style:family="text">
      <style:text-properties fo:color="#bb6688" fo:font-weight="bold"/>
    </style:style>
    <style:style style:name="T106" style:family="text">
      <style:text-properties fo:color="#bb6688" fo:font-style="normal" fo:font-weight="bold"/>
    </style:style>
    <style:style style:name="T107" style:family="text">
      <style:text-properties fo:color="#19177c"/>
    </style:style>
    <style:style style:name="T108" style:family="text">
      <style:text-properties fo:color="#19177c" style:font-name="SFMono-Regular"/>
    </style:style>
    <style:style style:name="T109" style:family="text">
      <style:text-properties fo:color="#19177c" style:font-name="SFMono-Regular" fo:font-size="9pt"/>
    </style:style>
    <style:style style:name="T110" style:family="text">
      <style:text-properties fo:color="#19177c" style:font-name="SFMono-Regular" fo:font-size="9pt" fo:font-style="normal" fo:font-weight="normal"/>
    </style:style>
    <style:style style:name="T111" style:family="text">
      <style:text-properties fo:color="#19177c" style:font-name="SFMono-Regular" fo:font-style="normal" fo:font-weight="normal"/>
    </style:style>
    <style:style style:name="T112" style:family="text">
      <style:text-properties fo:color="#19177c" fo:font-style="normal" fo:font-weight="normal"/>
    </style:style>
    <style:style style:name="T113" style:family="text">
      <style:text-properties fo:color="#666666"/>
    </style:style>
    <style:style style:name="T114" style:family="text">
      <style:text-properties style:font-size-asian="12pt"/>
    </style:style>
    <style:style style:name="T115" style:family="text">
      <style:text-properties fo:color="#e74c3c" style:font-name="SFMono-Regular" fo:background-color="#ffffff" loext:char-shading-value="0" loext:padding-left="0.132cm" loext:padding-right="0.132cm" loext:padding-top="0.053cm" loext:padding-bottom="0.053cm" loext:border="0.06pt solid #e1e4e5"/>
    </style:style>
    <style:style style:name="T116" style:family="text">
      <style:text-properties fo:color="#e74c3c" style:font-name="SFMono-Regular" fo:font-size="9pt" fo:background-color="#ffffff" loext:char-shading-value="0" loext:padding-left="0.132cm" loext:padding-right="0.132cm" loext:padding-top="0.053cm" loext:padding-bottom="0.053cm" loext:border="0.06pt solid #e1e4e5"/>
    </style:style>
    <style:style style:name="T117" style:family="text">
      <style:text-properties fo:color="#e74c3c" style:font-name="SFMono-Regular" fo:font-size="10pt" fo:background-color="#ffffff" loext:char-shading-value="0" style:font-size-asian="10pt" style:font-size-complex="10pt" loext:padding-left="0.132cm" loext:padding-right="0.132cm" loext:padding-top="0.053cm" loext:padding-bottom="0.053cm" loext:border="0.06pt solid #e1e4e5"/>
    </style:style>
    <style:style style:name="T118" style:family="text">
      <style:text-properties fo:color="#e74c3c" fo:font-size="10pt" fo:background-color="#ffffff" loext:char-shading-value="0" style:font-size-asian="10pt" style:font-size-complex="10pt" loext:padding-left="0.132cm" loext:padding-right="0.132cm" loext:padding-top="0.053cm" loext:padding-bottom="0.053cm" loext:border="0.06pt solid #e1e4e5"/>
    </style:style>
    <style:style style:name="T119" style:family="text">
      <style:text-properties fo:color="#e74c3c" style:font-name="Liberation Serif" fo:font-size="10pt" fo:background-color="#ffffff" loext:char-shading-value="0" style:font-name-asian="Liberation Serif" style:font-size-asian="10pt" style:font-size-complex="10pt" loext:padding-left="0.132cm" loext:padding-right="0.132cm" loext:padding-top="0.053cm" loext:padding-bottom="0.053cm" loext:border="0.06pt solid #e1e4e5"/>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0.499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text:start-value="2">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text:start-value="3">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text:start-value="4">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text:start-value="2">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text:start-value="3">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text:start-value="4">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text:start-value="3">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a xlink:type="simple" xlink:href="https://doc.sophgo.com/sdk-docs/v23.07.01/docs_latest_release/docs/SophonSDK_doc/en/html/sdk_intro/4_install.html#id1" text:style-name="Internet_20_link" text:visited-style-name="Visited_20_Internet_20_Link">3.4. Install SDK</text:a><text:a xlink:type="simple" xlink:href="https://doc.sophgo.com/sdk-docs/v23.07.01/docs_latest_release/docs/SophonSDK_doc/en/html/sdk_intro/4_install.html#install-sdk" text:style-name="Internet_20_link" text:visited-style-name="Visited_20_Internet_20_Link"></text:a></text:h>
      <text:section text:style-name="Sect1" text:name="contents">
        <text:p text:style-name="P16">contents</text:p>
        <text:list xml:id="list1047882716" text:style-name="L1">
          <text:list-item>
            <text:p text:style-name="P28"><text:bookmark text:name="id1"/><text:a xlink:type="simple" xlink:href="https://doc.sophgo.com/sdk-docs/v23.07.01/docs_latest_release/docs/SophonSDK_doc/en/html/sdk_intro/4_install.html#install-sdk" text:style-name="Internet_20_link" text:visited-style-name="Visited_20_Internet_20_Link"><text:span text:style-name="T53">Install SDK</text:span></text:a></text:p>
            <text:list>
              <text:list-item>
                <text:p text:style-name="P49"><text:bookmark text:name="id2"/><text:a xlink:type="simple" xlink:href="https://doc.sophgo.com/sdk-docs/v23.07.01/docs_latest_release/docs/SophonSDK_doc/en/html/sdk_intro/4_install.html#environment-configuration-linux" text:style-name="Internet_20_link" text:visited-style-name="Visited_20_Internet_20_Link"><text:span text:style-name="T53">Environment Configuration -Linux</text:span></text:a></text:p>
                <text:list>
                  <text:list-item>
                    <text:p text:style-name="P51"><text:bookmark text:name="id3"/><text:a xlink:type="simple" xlink:href="https://doc.sophgo.com/sdk-docs/v23.07.01/docs_latest_release/docs/SophonSDK_doc/en/html/sdk_intro/4_install.html#decompress-the-sdk-package" text:style-name="Internet_20_link" text:visited-style-name="Visited_20_Internet_20_Link"><text:span text:style-name="T53">Decompress the SDK package</text:span></text:a></text:p>
                  </text:list-item>
                  <text:list-item>
                    <text:p text:style-name="P51"><text:bookmark text:name="id4"/><text:a xlink:type="simple" xlink:href="https://doc.sophgo.com/sdk-docs/v23.07.01/docs_latest_release/docs/SophonSDK_doc/en/html/sdk_intro/4_install.html#tpu-mlir-environment-initialization" text:style-name="Internet_20_link" text:visited-style-name="Visited_20_Internet_20_Link"><text:span text:style-name="T53">tpu-mlir environment initialization</text:span></text:a></text:p>
                  </text:list-item>
                  <text:list-item>
                    <text:p text:style-name="P51"><text:bookmark text:name="id5"/><text:a xlink:type="simple" xlink:href="https://doc.sophgo.com/sdk-docs/v23.07.01/docs_latest_release/docs/SophonSDK_doc/en/html/sdk_intro/4_install.html#tpu-nntc-environment-initialization" text:style-name="Internet_20_link" text:visited-style-name="Visited_20_Internet_20_Link"><text:span text:style-name="T53">tpu-nntc environment initialization</text:span></text:a></text:p>
                  </text:list-item>
                  <text:list-item>
                    <text:p text:style-name="P51"><text:bookmark text:name="id6"/><text:a xlink:type="simple" xlink:href="https://doc.sophgo.com/sdk-docs/v23.07.01/docs_latest_release/docs/SophonSDK_doc/en/html/sdk_intro/4_install.html#libsophon-environment-construction" text:style-name="Internet_20_link" text:visited-style-name="Visited_20_Internet_20_Link"><text:span text:style-name="T53">libsophon environment construction</text:span></text:a></text:p>
                  </text:list-item>
                  <text:list-item>
                    <text:p text:style-name="P51"><text:bookmark text:name="id7"/><text:a xlink:type="simple" xlink:href="https://doc.sophgo.com/sdk-docs/v23.07.01/docs_latest_release/docs/SophonSDK_doc/en/html/sdk_intro/4_install.html#sophon-mw-environment-construction" text:style-name="Internet_20_link" text:visited-style-name="Visited_20_Internet_20_Link"><text:span text:style-name="T53">sophon-mw environment construction</text:span></text:a></text:p>
                  </text:list-item>
                  <text:list-item>
                    <text:p text:style-name="P51"><text:bookmark text:name="id8"/><text:a xlink:type="simple" xlink:href="https://doc.sophgo.com/sdk-docs/v23.07.01/docs_latest_release/docs/SophonSDK_doc/en/html/sdk_intro/4_install.html#cross-compilation-environment-construction" text:style-name="Internet_20_link" text:visited-style-name="Visited_20_Internet_20_Link"><text:span text:style-name="T53">Cross-compilation environment construction</text:span></text:a></text:p>
                  </text:list-item>
                  <text:list-item>
                    <text:p text:style-name="P51"><text:bookmark text:name="id9"/><text:a xlink:type="simple" xlink:href="https://doc.sophgo.com/sdk-docs/v23.07.01/docs_latest_release/docs/SophonSDK_doc/en/html/sdk_intro/4_install.html#verification" text:style-name="Internet_20_link" text:visited-style-name="Visited_20_Internet_20_Link"><text:span text:style-name="T53">Verification</text:span></text:a></text:p>
                  </text:list-item>
                </text:list>
              </text:list-item>
              <text:list-item>
                <text:p text:style-name="P49"><text:bookmark text:name="id10"/><text:a xlink:type="simple" xlink:href="https://doc.sophgo.com/sdk-docs/v23.07.01/docs_latest_release/docs/SophonSDK_doc/en/html/sdk_intro/4_install.html#environment-configuration-soc" text:style-name="Internet_20_link" text:visited-style-name="Visited_20_Internet_20_Link"><text:span text:style-name="T53">Environment Configuration -SoC</text:span></text:a></text:p>
                <text:list>
                  <text:list-item>
                    <text:p text:style-name="P51"><text:bookmark text:name="id11"/><text:a xlink:type="simple" xlink:href="https://doc.sophgo.com/sdk-docs/v23.07.01/docs_latest_release/docs/SophonSDK_doc/en/html/sdk_intro/4_install.html#development-environment-configuration" text:style-name="Internet_20_link" text:visited-style-name="Visited_20_Internet_20_Link"><text:span text:style-name="T53">Development environment configuration</text:span></text:a></text:p>
                  </text:list-item>
                  <text:list-item>
                    <text:p text:style-name="P51"><text:bookmark text:name="id12"/><text:a xlink:type="simple" xlink:href="https://doc.sophgo.com/sdk-docs/v23.07.01/docs_latest_release/docs/SophonSDK_doc/en/html/sdk_intro/4_install.html#operating-environment-configuration" text:style-name="Internet_20_link" text:visited-style-name="Visited_20_Internet_20_Link"><text:span text:style-name="T53">Operating environment configuration</text:span></text:a></text:p>
                  </text:list-item>
                </text:list>
              </text:list-item>
            </text:list>
          </text:list-item>
        </text:list>
      </text:section>
      <text:p text:style-name="P18">Note</text:p>
      <text:section text:style-name="Sect1" text:name="sail-user-development-manual">
        <text:p text:style-name="P20"><text:span text:style-name="Strong_20_Emphasis"><text:span text:style-name="T74">Development environment and operation environment:</text:span></text:span></text:p>
        <text:p text:style-name="P24">Development environment refers to the environment used for development processes such as model transformation or validation and program compilation; The running environment refers to the running environment in which the Sophon device is used to deploy algorithm applications on a platform with Sophon devices. The development and run environments may be unified (e.g., x86 hosts with SC5 accelerator cards, which are both development and run environments), or they may be separate (e.g., x86 hosts as development environment transform models and compilers, and SE5 box deployments run the final algorithm applications).</text:p>
        <text:p text:style-name="P26">However, whether you are using a product in SoC mode or PCIe mode, you will need an x86 host as your development environment, and your environment can be any system platform we have tested and supported.</text:p>
      </text:section>
      <text:p text:style-name="P21">In PCIe mode, you need to insert the PCIe accelerator card into the host. If you need to compile and quantify the model, you can configure the docker environment according to the instructions and compile and quantify the model in the docker environment. If you need to perform model verification, program compilation, and algorithm application deployment, install libsophon and sophon-mw in sequence as instructed. You can also add the library packages and other programming code you need to build your own production environment.</text:p>
      <text:p text:style-name="P52"/>
      <text:p text:style-name="P15">If it is SoC mode, you need to configure the docker environment on an x86 host according to the instructions, and conduct compilation and quantification of the model in the docker environment, or install libsophon and sophon-mw according to the instructions, and conduct cross-compilation of the program. After the program is compiled, You need to manually copy the compiled program to the target system (SE5/SM5) for execution.</text:p>
      <text:p text:style-name="P14"/>
      <text:p text:style-name="Text_20_body"><text:span text:style-name="T75"><text:line-break/></text:span><text:span text:style-name="Strong_20_Emphasis"><text:span text:style-name="T59">Typical development environment:</text:span></text:span></text:p>
      <text:list xml:id="list3373225885" text:style-name="L2">
        <text:list-item>
          <text:p text:style-name="P32">Linux development environment</text:p>
          <text:list>
            <text:list-item>
              <text:p text:style-name="P50"><text:soft-page-break/>An x86 host with Ubuntu16.04/18.04/20.04 installed has at least 12GB of memory</text:p>
            </text:list-item>
            <text:list-item>
              <text:p text:style-name="P48"><text:span text:style-name="T60">Install Docker: refer to </text:span><text:a xlink:type="simple" xlink:href="https://docs.docker.com/engine/install/" text:style-name="Internet_20_link" text:visited-style-name="Visited_20_Internet_20_Link"><text:span text:style-name="T53">Official Tutorial</text:span></text:a></text:p>
            </text:list-item>
            <text:list-item>
              <text:p text:style-name="P50">Download the SophonSDK development kit</text:p>
            </text:list-item>
          </text:list>
        </text:list-item>
      </text:list>
      <text:p text:style-name="P14"/>
      <text:h text:style-name="Heading_20_2" text:outline-level="2"><text:a xlink:type="simple" xlink:href="https://doc.sophgo.com/sdk-docs/v23.07.01/docs_latest_release/docs/SophonSDK_doc/en/html/sdk_intro/4_install.html#id2" text:style-name="Internet_20_link" text:visited-style-name="Visited_20_Internet_20_Link">3.4.1. Environment Configuration -Linux</text:a><text:a xlink:type="simple" xlink:href="https://doc.sophgo.com/sdk-docs/v23.07.01/docs_latest_release/docs/SophonSDK_doc/en/html/sdk_intro/4_install.html#environment-configuration-linux" text:style-name="Internet_20_link" text:visited-style-name="Visited_20_Internet_20_Link"></text:a></text:h>
      <text:p text:style-name="P22">We provide tpu-mlir and tpu-nntc environment for users to compile and quantify the model on x86 host, and libsophon environment for users to develop and deploy applications. PCIe users can compile, quantify and deploy the model based on tpu-nntc and libsophon. SoC users can compile and quantify the model and cross-compile programs based on tpu-mlir or tpu-nntc and libsophon on x86 hosts, and copy the compiled programs to the SoC platform (SE microserver /SM module) for execution during deployment. For configuration of relevant running environment, please refer to the section of Environment Configuration. You can also customize your own development environment based on the one we provide.</text:p>
      <text:h text:style-name="Heading_20_3" text:outline-level="3"><text:a xlink:type="simple" xlink:href="https://doc.sophgo.com/sdk-docs/v23.07.01/docs_latest_release/docs/SophonSDK_doc/en/html/sdk_intro/4_install.html#id3" text:style-name="Internet_20_link" text:visited-style-name="Visited_20_Internet_20_Link">3.4.1.1. Decompress the SDK package</text:a><text:a xlink:type="simple" xlink:href="https://doc.sophgo.com/sdk-docs/v23.07.01/docs_latest_release/docs/SophonSDK_doc/en/html/sdk_intro/4_install.html#decompress-the-sdk-package" text:style-name="Internet_20_link" text:visited-style-name="Visited_20_Internet_20_Link"></text:a></text:h>
      <text:p text:style-name="P4"><text:span text:style-name="T83">1</text:span>sudo apt-get install p7zip</text:p>
      <text:p text:style-name="P4"><text:span text:style-name="T83">2</text:span>sudo apt-get install p7zip-full</text:p>
      <text:p text:style-name="P4"><text:span text:style-name="T83">3</text:span>7z x Release_&lt;date&gt;-public.zip</text:p>
      <text:p text:style-name="P4"><text:span text:style-name="T83">4</text:span>cd Release_&lt;date&gt;-public</text:p>
      <text:p text:style-name="P14"/>
      <text:h text:style-name="Heading_20_3" text:outline-level="3"><text:a xlink:type="simple" xlink:href="https://doc.sophgo.com/sdk-docs/v23.07.01/docs_latest_release/docs/SophonSDK_doc/en/html/sdk_intro/4_install.html#id4" text:style-name="Internet_20_link" text:visited-style-name="Visited_20_Internet_20_Link">3.4.1.2. tpu-mlir environment initialization</text:a><text:a xlink:type="simple" xlink:href="https://doc.sophgo.com/sdk-docs/v23.07.01/docs_latest_release/docs/SophonSDK_doc/en/html/sdk_intro/4_install.html#tpu-mlir-environment-initialization" text:style-name="Internet_20_link" text:visited-style-name="Visited_20_Internet_20_Link"></text:a></text:h>
      <text:list xml:id="list3692281694" text:style-name="L3">
        <text:list-item>
          <text:p text:style-name="P34">Docker install</text:p>
        </text:list-item>
      </text:list>
      <text:p text:style-name="P22">If docker is installed, skip this section.</text:p>
      <text:p text:style-name="P6"><text:span text:style-name="T83"><text:s/></text:span><text:span text:style-name="T5">1</text:span><text:span text:style-name="T86"># install docker</text:span></text:p>
      <text:p text:style-name="P6"><text:span text:style-name="T83"><text:s/></text:span><text:span text:style-name="T5">2</text:span><text:span text:style-name="T4">sudo apt-get install docker.io</text:span></text:p>
      <text:p text:style-name="P6"><text:span text:style-name="T83"><text:s/></text:span><text:span text:style-name="T5">3</text:span><text:span text:style-name="T86"># The docker command is executed without root permission</text:span></text:p>
      <text:p text:style-name="P6"><text:span text:style-name="T83"><text:s/></text:span><text:span text:style-name="T5">4</text:span><text:span text:style-name="T86"># Create a docker user group. If there is a docker group, an error will be reported</text:span></text:p>
      <text:p text:style-name="P6"><text:span text:style-name="T83"><text:s/></text:span><text:span text:style-name="T5">5</text:span><text:span text:style-name="T4">sudo groupadd docker</text:span></text:p>
      <text:p text:style-name="P6"><text:span text:style-name="T83"><text:s/></text:span><text:span text:style-name="T5">6</text:span><text:span text:style-name="T86"># Add the current user to the docker group</text:span></text:p>
      <text:p text:style-name="P6"><text:span text:style-name="T83"><text:s/></text:span><text:span text:style-name="T5">7</text:span><text:span text:style-name="T4">sudo gpasswd -a </text:span><text:span text:style-name="T3">${</text:span><text:span text:style-name="T4">USER</text:span><text:span text:style-name="T3">}</text:span><text:span text:style-name="T4"> docker</text:span></text:p>
      <text:p text:style-name="P6"><text:span text:style-name="T83"><text:s/></text:span><text:span text:style-name="T5">8</text:span><text:span text:style-name="T86"># Restart the docker service</text:span></text:p>
      <text:p text:style-name="P6"><text:span text:style-name="T83"><text:s/></text:span><text:span text:style-name="T5">9</text:span><text:span text:style-name="T4">sudo service docker restart</text:span></text:p>
      <text:p text:style-name="P4"><text:span text:style-name="T83">10</text:span><text:span text:style-name="T85"># Switch the current session to a new group or log in again to restart the X session</text:span></text:p>
      <text:p text:style-name="P4"><text:span text:style-name="T83">11</text:span>newgrp docker</text:p>
      <text:list xml:id="list2837482576" text:style-name="L4">
        <text:list-item>
          <text:p text:style-name="P33">Extract the compressed package to tpu-mlir</text:p>
          <text:p text:style-name="P33"/>
        </text:list-item>
      </text:list>
      <text:p text:style-name="P4"><text:span text:style-name="T83">1</text:span>cd tpu-mlir_&lt;date&gt;_&lt;hash&gt;</text:p>
      <text:p text:style-name="P4"><text:span text:style-name="T83">2</text:span>mkdir tpu-mlir</text:p>
      <text:p text:style-name="P4"><text:span text:style-name="T83">3</text:span>tar zxvf tpu-mlir_v&lt;x.y.z&gt;-&lt;hash&gt;-&lt;date&gt;.tar.gz --strip-components=1 -C tpu-mlir</text:p>
      <text:p text:style-name="P4"/>
      <text:p text:style-name="P4"/>
      <text:p text:style-name="P4"/>
      <text:list xml:id="list4259407179" text:style-name="L5">
        <text:list-item>
          <text:p text:style-name="P35"><text:soft-page-break/>Create a docker container and go to Docker</text:p>
        </text:list-item>
      </text:list>
      <text:p text:style-name="P4"><text:span text:style-name="T83">1</text:span><text:span text:style-name="T66">cd tpu-mlir</text:span></text:p>
      <text:p text:style-name="P4"><text:span text:style-name="T83">2</text:span><text:span text:style-name="T85">#If there is no corresponding image in the current system, the image is automatically downloaded from the docker hub. Here, map the upper-level directory of tpu-mlir to the /workspace directory in docker. The mapping between ports 8001 and 8001 is used (port numbers are used when using the ufw visualization tool).</text:span></text:p>
      <text:p text:style-name="P4"><text:span text:style-name="T83">3</text:span><text:span text:style-name="T85">#If the port is occupied, replace it with another port that is not occupied.</text:span></text:p>
      <text:p text:style-name="P4"><text:span text:style-name="T83">4</text:span><text:span text:style-name="T66">docker run -v $PWD/..:/workspace -p 8001:8001 -it sophgo/tpuc_dev:latest</text:span></text:p>
      <text:list xml:id="list1267583427" text:style-name="L6">
        <text:list-item>
          <text:p text:style-name="P36">Initialize the software environment</text:p>
          <text:p text:style-name="P36"/>
        </text:list-item>
      </text:list>
      <text:p text:style-name="P4"><text:span text:style-name="T83">1</text:span><text:span text:style-name="T66">cd /workspace/tpu-mlir</text:span></text:p>
      <text:p text:style-name="P5"><text:span text:style-name="T83">2</text:span>source scripts/envsetup.sh</text:p>
      <text:p text:style-name="P5"><text:span text:style-name="T83">3</text:span>./build.sh</text:p>
      <text:h text:style-name="Heading_20_3" text:outline-level="3"><text:a xlink:type="simple" xlink:href="https://doc.sophgo.com/sdk-docs/v23.07.01/docs_latest_release/docs/SophonSDK_doc/en/html/sdk_intro/4_install.html#id5" text:style-name="Internet_20_link" text:visited-style-name="Visited_20_Internet_20_Link"><text:span text:style-name="T79">3.4.1.3. tpu-nntc environment initialization</text:span></text:a><text:a xlink:type="simple" xlink:href="https://doc.sophgo.com/sdk-docs/v23.07.01/docs_latest_release/docs/SophonSDK_doc/en/html/sdk_intro/4_install.html#tpu-nntc-environment-initialization" text:style-name="Internet_20_link" text:visited-style-name="Visited_20_Internet_20_Link"><text:span text:style-name="T54"></text:span></text:a></text:h>
      <text:list xml:id="list1317305874" text:style-name="L7">
        <text:list-item>
          <text:p text:style-name="P43">Docker install</text:p>
        </text:list-item>
      </text:list>
      <text:p text:style-name="P23">If docker is installed, skip this section.</text:p>
      <text:p text:style-name="P7"><text:span text:style-name="T83"><text:s/>1</text:span><text:span text:style-name="T85"># install docker</text:span></text:p>
      <text:p text:style-name="P7"><text:span text:style-name="T83"><text:s/>2</text:span><text:span text:style-name="T66">sudo apt-get install docker.io</text:span></text:p>
      <text:p text:style-name="P7"><text:span text:style-name="T83"><text:s/>3</text:span><text:span text:style-name="T85"># The docker command is executed without root permission</text:span></text:p>
      <text:p text:style-name="P7"><text:span text:style-name="T83"><text:s/>4</text:span><text:span text:style-name="T85"># Create a docker user group. If there is a docker group, an error will be reported</text:span></text:p>
      <text:p text:style-name="P7"><text:span text:style-name="T83"><text:s/>5</text:span><text:span text:style-name="T66">sudo groupadd docker</text:span></text:p>
      <text:p text:style-name="P7"><text:span text:style-name="T83"><text:s/>6</text:span><text:span text:style-name="T85"># Add the current user to the docker group</text:span></text:p>
      <text:p text:style-name="P7"><text:span text:style-name="T83"><text:s/>7</text:span><text:span text:style-name="T66">sudo gpasswd -a ${USER} docker</text:span></text:p>
      <text:p text:style-name="P7"><text:span text:style-name="T83"><text:s/>8</text:span><text:span text:style-name="T85"># Restart the docker service</text:span></text:p>
      <text:p text:style-name="P7"><text:span text:style-name="T83"><text:s/>9</text:span><text:span text:style-name="T66">sudo service docker restart</text:span></text:p>
      <text:p text:style-name="P7"><text:span text:style-name="T83">10</text:span><text:span text:style-name="T85"># Switch the current session to a new group or log in again to restart the X session</text:span></text:p>
      <text:p text:style-name="P7"><text:span text:style-name="T83">11</text:span>n<text:span text:style-name="T66">ewgrp docker</text:span></text:p>
      <text:p text:style-name="P17">Note</text:p>
      <text:p text:style-name="P25">Hint: You need to logout the system and then log back in again to use docker without the need for sudo.</text:p>
      <text:list xml:id="list511574735" text:style-name="L8">
        <text:list-item>
          <text:p text:style-name="P44">Extract the compressed package to tpu-nntc</text:p>
          <text:p text:style-name="P44"/>
        </text:list-item>
      </text:list>
      <text:p text:style-name="P7"><text:span text:style-name="T83">1</text:span><text:span text:style-name="T66">cd tpu-nntc_&lt;date&gt;_&lt;hash&gt;</text:span></text:p>
      <text:p text:style-name="P7"><text:span text:style-name="T83">2</text:span><text:span text:style-name="T66">mkdir tpu-nntc</text:span></text:p>
      <text:p text:style-name="P7"><text:span text:style-name="T83">3</text:span><text:span text:style-name="T66">tar zxvf tpu-nntc_v&lt;x.y.z&gt;-&lt;hash&gt;-&lt;date&gt;.tar.gz --strip-components=1 -C tpu-nntc</text:span></text:p>
      <text:p text:style-name="P17">Note</text:p>
      <text:p text:style-name="P25">Hint: &lt;date&gt; indicates the date, &lt;x.y.z&gt; indicates the version, and &lt;hash&gt; indicates the hash value. Unless otherwise specified, the following contents are subject to this rule.</text:p>
      <text:p text:style-name="P25"/>
      <text:list xml:id="list3280823371" text:style-name="L9">
        <text:list-item>
          <text:p text:style-name="P41">Create a docker container and go to Docker</text:p>
          <text:p text:style-name="P37"/>
        </text:list-item>
      </text:list>
      <text:p text:style-name="P7"><text:span text:style-name="T83">1</text:span><text:span text:style-name="T66">cd tpu-nntc</text:span></text:p>
      <text:p text:style-name="P7"><text:soft-page-break/><text:span text:style-name="T83">2</text:span><text:span text:style-name="T85">#If there is no corresponding image in the current system, the image is automatically downloaded from the docker hub. Here, map the upper-level directory of tpu-nntc to the /workspace directory in docker. The mapping between ports 8001 and 8001 is used (port numbers are used when using the ufw visualization tool).</text:span></text:p>
      <text:p text:style-name="P7"><text:span text:style-name="T83">3</text:span><text:span text:style-name="T85">#If the port is occupied, replace it with another port that is not occupied.</text:span></text:p>
      <text:p text:style-name="P7"><text:span text:style-name="T83">4</text:span><text:span text:style-name="T66">docker run -v $PWD/..:/workspace -p 8001:8001 -it sophgo/tpuc_dev:latest</text:span></text:p>
      <text:p text:style-name="P7"><text:span text:style-name="T66"/></text:p>
      <text:list xml:id="list1039120197" text:style-name="L10">
        <text:list-item>
          <text:p text:style-name="P42">Initialize the software environment</text:p>
        </text:list-item>
      </text:list>
      <text:p text:style-name="P7"><text:span text:style-name="T83">1</text:span><text:span text:style-name="T66">cd /workspace/tpu-nntc</text:span></text:p>
      <text:p text:style-name="P7"><text:span text:style-name="T83">2</text:span><text:span text:style-name="T66">source scripts/envsetup.sh</text:span></text:p>
      <text:p text:style-name="P17">Attention</text:p>
      <text:p text:style-name="P25">Note that if you re-enter after docker stop, you need to re-source the environment variables.</text:p>
      <text:h text:style-name="P3" text:outline-level="3"><text:a xlink:type="simple" xlink:href="https://doc.sophgo.com/sdk-docs/v23.07.01/docs_latest_release/docs/SophonSDK_doc/en/html/sdk_intro/4_install.html#id6" text:style-name="Internet_20_link" text:visited-style-name="Visited_20_Internet_20_Link"><text:span text:style-name="T79">3.4.1.4. libsophon environment construction</text:span></text:a><text:a xlink:type="simple" xlink:href="https://doc.sophgo.com/sdk-docs/v23.07.01/docs_latest_release/docs/SophonSDK_doc/en/html/sdk_intro/4_install.html#libsophon-environment-construction" text:style-name="Internet_20_link" text:visited-style-name="Visited_20_Internet_20_Link"><text:span text:style-name="T54"></text:span></text:a></text:h>
      <text:p text:style-name="P17">Attention</text:p>
      <text:p text:style-name="P25">libsophon offers different types of installation on different Linux distributions, so choose one based on your system and do not mix multiple installation methods on one machine.</text:p>
      <text:list xml:id="list1089141935" text:style-name="L11">
        <text:list-item>
          <text:p text:style-name="P45">If you have installed an old driver of the BM1684 SDK, uninstall the driver by performing the following steps:</text:p>
          <text:p text:style-name="P9"><text:span text:style-name="T83">1</text:span><text:span text:style-name="T85"># Go to the scripts folder in the SDK installation directory and run the following command</text:span></text:p>
          <text:p text:style-name="P9"><text:span text:style-name="T83">2</text:span><text:span text:style-name="T66">sudo ./remove_driver_pcie.sh</text:span></text:p>
        </text:list-item>
        <text:list-item>
          <text:p text:style-name="P38">If you are using a Debian/Ubuntu system, the installation package consists of three files:sophon-driver_&lt;x.y.z&gt;_$arch.deb、sophon-libsophon_&lt;x.y.z&gt;_$arch.deb、sophon-libsophon-dev_&lt;x.y.z&gt;_$arch.deb</text:p>
        </text:list-item>
      </text:list>
      <text:p text:style-name="P17">Note</text:p>
      <text:p text:style-name="P23">In the preceding command, &lt;x.y.z&gt; indicates the version number and $arch indicates the hardware architecture of the current server. You can run the following command to obtain the arch of the current server. Generally, the hardware architecture of x86_64 machines is amd64, and that of arm64 machines is arm64. Select the installation file you want to install.</text:p>
      <text:p text:style-name="P7"><text:span text:style-name="T83">1</text:span><text:span text:style-name="T66">uname -m</text:span></text:p>
      <text:p text:style-name="P23">You can perform the following steps to install it:</text:p>
      <text:p text:style-name="P13"><text:span text:style-name="T83">1</text:span><text:span text:style-name="T66">cd libsophon_&lt;date&gt;_&lt;hash&gt;</text:span></text:p>
      <text:p text:style-name="P13"><text:span text:style-name="T83">2</text:span><text:span text:style-name="T85"># Install the dependency library only once</text:span></text:p>
      <text:p text:style-name="P13"><text:span text:style-name="T83">3</text:span><text:span text:style-name="T66">sudo apt install dkms libncurses5</text:span></text:p>
      <text:p text:style-name="P13"><text:span text:style-name="T83">4</text:span><text:span text:style-name="T66">sudo dpkg -i sophon-*.deb</text:span></text:p>
      <text:p text:style-name="P13"><text:span text:style-name="T83">5</text:span><text:span text:style-name="T85"># You can run the following command on the terminal or log out and log in to the current user to run the bm-smi command</text:span></text:p>
      <text:p text:style-name="P13"><text:span text:style-name="T83">6</text:span><text:span text:style-name="T66">source /etc/profile</text:span></text:p>
      <text:p text:style-name="P17">Attention</text:p>
      <text:p text:style-name="P19"><text:span text:style-name="Strong_20_Emphasis"><text:span text:style-name="T74">Check whether the driver is installed successfully:</text:span></text:span></text:p>
      <text:p text:style-name="P27"><text:span text:style-name="T75">Run </text:span><text:span text:style-name="Source_20_Text"><text:span text:style-name="T76">ls /dev/bm*</text:span></text:span><text:span text:style-name="T75"> to see if there is /dev/bm-sohponx (X means 0-N). If there is, the installation is successful. Normally, the following information is displayed: /dev/bmdev-ctl /dev/bm-sophon0</text:span></text:p>
      <text:list xml:id="list1002938050" text:style-name="L12">
        <text:list-item>
          <text:p text:style-name="P29"><text:soft-page-break/><text:span text:style-name="T75">If you use other Linux systems, the installation package consists of only one file: libsophon_&lt;x.y.z&gt;_$arch.tar.gz. You can install it by referring to </text:span><text:a xlink:type="simple" xlink:href="https://doc.sophgo.com/sdk-docs/v23.07.01/docs_latest_release/docs/libsophon/guide_en/html/index.html" text:style-name="Internet_20_link" text:visited-style-name="Visited_20_Internet_20_Link"><text:span text:style-name="T80">Libsophon User Manual</text:span></text:a><text:span text:style-name="T75">.</text:span></text:p>
        </text:list-item>
      </text:list>
      <text:p text:style-name="P19"><text:span text:style-name="T75">For other questions, please refer to </text:span><text:a xlink:type="simple" xlink:href="https://doc.sophgo.com/sdk-docs/v23.07.01/docs_latest_release/docs/libsophon/guide_en/html/index.html" text:style-name="Internet_20_link" text:visited-style-name="Visited_20_Internet_20_Link"><text:span text:style-name="T80">Libsophon User Manual</text:span></text:a></text:p>
      <text:h text:style-name="P3" text:outline-level="3"><text:a xlink:type="simple" xlink:href="https://doc.sophgo.com/sdk-docs/v23.07.01/docs_latest_release/docs/SophonSDK_doc/en/html/sdk_intro/4_install.html#id7" text:style-name="Internet_20_link" text:visited-style-name="Visited_20_Internet_20_Link"><text:span text:style-name="T79"/></text:a></text:h>
      <text:h text:style-name="P3" text:outline-level="3"><text:a xlink:type="simple" xlink:href="https://doc.sophgo.com/sdk-docs/v23.07.01/docs_latest_release/docs/SophonSDK_doc/en/html/sdk_intro/4_install.html#id7" text:style-name="Internet_20_link" text:visited-style-name="Visited_20_Internet_20_Link"><text:span text:style-name="T79"/></text:a></text:h>
      <text:h text:style-name="P3" text:outline-level="3"><text:a xlink:type="simple" xlink:href="https://doc.sophgo.com/sdk-docs/v23.07.01/docs_latest_release/docs/SophonSDK_doc/en/html/sdk_intro/4_install.html#id7" text:style-name="Internet_20_link" text:visited-style-name="Visited_20_Internet_20_Link"><text:span text:style-name="T79">3.4.1.5. sophon-mw environment construction</text:span></text:a><text:a xlink:type="simple" xlink:href="https://doc.sophgo.com/sdk-docs/v23.07.01/docs_latest_release/docs/SophonSDK_doc/en/html/sdk_intro/4_install.html#sophon-mw-environment-construction" text:style-name="Internet_20_link" text:visited-style-name="Visited_20_Internet_20_Link"><text:span text:style-name="T54"></text:span></text:a></text:h>
      <text:p text:style-name="P19"><text:span text:style-name="Strong_20_Emphasis"><text:span text:style-name="T74">Make sure libsophon is installed when installing sophon-mw.</text:span></text:span></text:p>
      <text:list xml:id="list1354085425" text:style-name="L13">
        <text:list-item>
          <text:p text:style-name="P46">If you are using a Debian/Ubuntu system, the installation package consists of four files:sophon-mw-sophon-ffmpeg_&lt;x.y.z&gt;_$arch.deb、sophon-mw-sophon-ffmpeg-dev_&lt;x.y.z&gt;_$arch.deb、sophon-mw-sophon-opencv_&lt;x.y.z&gt;_$arch.deb、sophon-mw-sophon-opencv-dev_&lt;x.y.z&gt;_$arch.deb，请选择您对应的安装文件参考如下步骤进行安装：</text:p>
          <text:p text:style-name="P10"><text:span text:style-name="T83">1</text:span><text:span text:style-name="T66">cd sophon-mw_&lt;date&gt;_&lt;hash&gt;</text:span></text:p>
          <text:p text:style-name="P10"><text:span text:style-name="T83">2</text:span><text:span text:style-name="T85"># Must install sophon-mw-sophon-ffmpeg, then install sophon-mw-sophon-opencv</text:span></text:p>
          <text:p text:style-name="P10"><text:span text:style-name="T83">3</text:span><text:span text:style-name="T66">sudo dpkg -i sophon-mw-sophon-ffmpeg_&lt;x.y.z&gt;_*.deb sophon-mw-sophon-ffmpeg-dev_&lt;x.y.z&gt;_*.deb</text:span></text:p>
          <text:p text:style-name="P10"><text:span text:style-name="T83">4</text:span><text:span text:style-name="T66">sudo dpkg -i sophon-mw-sophon-opencv_&lt;x.y.z&gt;_*.deb sophon-mw-sophon-opencv-dev_&lt;x.y.z&gt;_*.deb</text:span></text:p>
          <text:p text:style-name="P10"><text:span text:style-name="T83">5</text:span><text:span text:style-name="T85"># To use the installation tool, run the following command on the terminal, or log out and log in to the current user</text:span></text:p>
          <text:p text:style-name="P10"><text:span text:style-name="T83">6</text:span><text:span text:style-name="T66">source /etc/profile</text:span></text:p>
        </text:list-item>
        <text:list-item>
          <text:p text:style-name="P30"><text:span text:style-name="T75">If you use another Linux system, the installation package sophon-mw_&lt;x.y.z&gt;_$arch.tar.gz can be installed by referring to the </text:span><text:a xlink:type="simple" xlink:href="https://doc.sophgo.com/sdk-docs/v23.07.01/docs_latest_release/docs/sophon-nntc/reference_en/html/index.html" text:style-name="Internet_20_link" text:visited-style-name="Visited_20_Internet_20_Link"><text:span text:style-name="T80">Sophon-mw User Manual</text:span></text:a><text:span text:style-name="T75">.</text:span></text:p>
        </text:list-item>
      </text:list>
      <text:p text:style-name="P19"><text:span text:style-name="T75">For other questions, please refer to </text:span><text:a xlink:type="simple" xlink:href="https://doc.sophgo.com/sdk-docs/v23.07.01/docs_latest_release/docs/sophon-nntc/reference_en/html/index.html" text:style-name="Internet_20_link" text:visited-style-name="Visited_20_Internet_20_Link"><text:span text:style-name="T80">Sophon-mw User Manual</text:span></text:a><text:span text:style-name="T75">.</text:span></text:p>
      <text:h text:style-name="P3" text:outline-level="3"><text:a xlink:type="simple" xlink:href="https://doc.sophgo.com/sdk-docs/v23.07.01/docs_latest_release/docs/SophonSDK_doc/en/html/sdk_intro/4_install.html#id8" text:style-name="Internet_20_link" text:visited-style-name="Visited_20_Internet_20_Link"><text:span text:style-name="T79">3.4.1.6. Cross-compilation environment construction</text:span></text:a><text:a xlink:type="simple" xlink:href="https://doc.sophgo.com/sdk-docs/v23.07.01/docs_latest_release/docs/SophonSDK_doc/en/html/sdk_intro/4_install.html#cross-compilation-environment-construction" text:style-name="Internet_20_link" text:visited-style-name="Visited_20_Internet_20_Link"><text:span text:style-name="T54"></text:span></text:a></text:h>
      <text:p text:style-name="P23">If you want to set up a cross-compilation environment using SophonSDK, you need to use the gcc-aarch64-linux-gnu tool chain and package the header files and libraries that your program depends on into the soc-sdk directory.</text:p>
      <text:list xml:id="list651603783" text:style-name="L14">
        <text:list-item>
          <text:p text:style-name="P47">First install the toolchain:</text:p>
          <text:p text:style-name="P11"><text:span text:style-name="T83">1</text:span><text:span text:style-name="T66">sudo apt-get install gcc-aarch64-linux-gnu g++-aarch64-linux-gnu</text:span></text:p>
        </text:list-item>
        <text:list-item>
          <text:p text:style-name="P47">Decompress libsophon_soc_&lt;x.y.z&gt;_aarch64.tar.gz in the sophon-img package and copy everything lib and include to the soc-sdk folder.</text:p>
          <text:p text:style-name="P11"><text:span text:style-name="T83">1</text:span><text:span text:style-name="T66">cd sophon-img_&lt;date&gt;_&lt;hash&gt;</text:span></text:p>
          <text:p text:style-name="P11"><text:span text:style-name="T83">2</text:span><text:span text:style-name="T85"># Create the root directory for the dependent files</text:span></text:p>
          <text:p text:style-name="P11"><text:span text:style-name="T83">3</text:span><text:span text:style-name="T66">mkdir -p soc-sdk</text:span></text:p>
          <text:p text:style-name="P11"><text:soft-page-break/><text:span text:style-name="T83">4</text:span><text:span text:style-name="T85"># Decompress libsophon_soc_${x.y.z}_aarch64.tar.gz in the sophon-img release package, where x.y.z is the version number</text:span></text:p>
          <text:p text:style-name="P11"><text:span text:style-name="T83">5</text:span><text:span text:style-name="T66">tar -zxf libsophon_soc_&lt;x.y.z&gt;_aarch64.tar.gz</text:span></text:p>
          <text:p text:style-name="P11"><text:span text:style-name="T83">6</text:span><text:span text:style-name="T85"># Copy the relevant library directory and header directory to the dependent file root</text:span></text:p>
          <text:p text:style-name="P11"><text:span text:style-name="T83">7</text:span><text:span text:style-name="T66">cp -rf libsophon_soc_&lt;x.y.z&gt;_aarch64/opt/sophon/libsophon-&lt;x.y.z&gt;/lib ${soc-sdk}</text:span></text:p>
          <text:p text:style-name="P11"><text:span text:style-name="T83">8</text:span><text:span text:style-name="T66">cp -rf libsophon_soc_&lt;x.y.z&gt;_aarch64/opt/sophon/libsophon-&lt;x.y.z&gt;/include ${soc-sdk}</text:span></text:p>
        </text:list-item>
        <text:list-item>
          <text:p text:style-name="P47">Decompress Sophon-mw-soc _&lt;x.y.z&gt;_aarch64.tar.gz in sophon-mw and copy all contents lib and include in sophon-mw to the soc-sdk folder.</text:p>
          <text:p text:style-name="P12"><text:span text:style-name="T83">1</text:span>cd sophon-mw_&lt;date&gt;_&lt;hash&gt;</text:p>
          <text:p text:style-name="P11"><text:span text:style-name="T83">2</text:span><text:span text:style-name="T85"># Decompress Sophon-mw-soc_ &lt;x.y.z&gt;_aarch64.tar.gz in the sophon-mw package, where x.y.z is the version number</text:span></text:p>
          <text:p text:style-name="P12"><text:span text:style-name="T83">3</text:span>tar -zxf sophon-mw-soc_&lt;x.y.z&gt;_aarch64.tar.gz</text:p>
          <text:p text:style-name="P11"><text:span text:style-name="T83">4</text:span><text:span text:style-name="T85"># Copy the ffmpeg and opencv library and header directories to the dependent file root</text:span></text:p>
          <text:p text:style-name="P12"><text:span text:style-name="T83">5</text:span>cp -rf sophon-mw-soc_&lt;x.y.z&gt;_aarch64/opt/sophon/sophon-ffmpeg_&lt;x.y.z&gt;/lib ${soc-sdk}</text:p>
          <text:p text:style-name="P12"><text:span text:style-name="T83">6</text:span>cp -rf sophon-mw-soc_&lt;x.y.z&gt;_aarch64/opt/sophon/sophon-ffmpeg_&lt;x.y.z&gt;/include ${soc-sdk}</text:p>
          <text:p text:style-name="P12"><text:span text:style-name="T83">7</text:span>cp -rf sophon-mw-soc_&lt;x.y.z&gt;_aarch64/opt/sophon/sophon-opencv_&lt;x.y.z&gt;/lib ${soc-sdk}</text:p>
          <text:p text:style-name="P12"><text:span text:style-name="T83">8</text:span>cp -rf sophon-mw-soc_&lt;x.y.z&gt;_aarch64/opt/sophon/sophon-opencv_&lt;x.y.z&gt;/include ${soc-sdk}</text:p>
        </text:list-item>
        <text:list-item>
          <text:p text:style-name="P31"><text:span text:style-name="T75">If you need to use a third-party library, you can use qemu to build a virtual environment installation on x86 and copy the header and library files into the soc-sdk directory, as shown in the </text:span><text:a xlink:type="simple" xlink:href="https://doc.sophgo.com/sdk-docs/v23.07.01/docs_latest_release/docs/sophon-nntc/reference_en/html/index.html" text:style-name="Internet_20_link" text:visited-style-name="Visited_20_Internet_20_Link"><text:span text:style-name="T80">sophon-mw User Manual</text:span></text:a><text:span text:style-name="T75">.</text:span></text:p>
          <text:p text:style-name="P31"><text:span text:style-name="T75"/></text:p>
        </text:list-item>
      </text:list>
      <text:h text:style-name="P3" text:outline-level="3"><text:a xlink:type="simple" xlink:href="https://doc.sophgo.com/sdk-docs/v23.07.01/docs_latest_release/docs/SophonSDK_doc/en/html/sdk_intro/4_install.html#id9" text:style-name="Internet_20_link" text:visited-style-name="Visited_20_Internet_20_Link"><text:span text:style-name="T82">3.4.1.7. Verification</text:span></text:a><text:a xlink:type="simple" xlink:href="https://doc.sophgo.com/sdk-docs/v23.07.01/docs_latest_release/docs/SophonSDK_doc/en/html/sdk_intro/4_install.html#verification" text:style-name="Internet_20_link" text:visited-style-name="Visited_20_Internet_20_Link"><text:span text:style-name="T56"></text:span></text:a></text:h>
      <text:p text:style-name="P23">You can run the following command to verify that the cross-compilation toolchain in the development environment is configured successfully:</text:p>
      <text:p text:style-name="P7"><text:span text:style-name="T83">1</text:span>which aarch64-linux-gnu-g++</text:p>
      <text:p text:style-name="P7"><text:span text:style-name="T83">2</text:span><text:span text:style-name="T85"># Terminal output</text:span></text:p>
      <text:p text:style-name="P7"><text:span text:style-name="T83">3</text:span><text:span text:style-name="T85"># /usr/bin/aarch64-linux-gnu-g++</text:span></text:p>
      <text:p text:style-name="P23">If the terminal prints the path to aarch64 compilation, the cross-compilation toolchain is correct and the development environment is working.</text:p>
      <text:p text:style-name="P19"><text:span text:style-name="T75">If you need to use the SAIL module, on non-SOC platforms you need to install the pip package according to the python version you are using. Please refer to the installation instructions in the </text:span><text:a xlink:type="simple" xlink:href="https://doc.sophgo.com/sdk-docs/v23.07.01/docs_latest_release/docs/SophonSDK_doc/en/html/sdk_intro/4_install.html#sail-user-development-manual" text:style-name="Internet_20_link" text:visited-style-name="Visited_20_Internet_20_Link"><text:span text:style-name="T80">SAIL User Development Manual</text:span></text:a><text:span text:style-name="T75">. If you are using the SAIL module in the SoC platform, you only need to set the environment variables.</text:span></text:p>
      <text:h text:style-name="P2" text:outline-level="2"><text:a xlink:type="simple" xlink:href="https://doc.sophgo.com/sdk-docs/v23.07.01/docs_latest_release/docs/SophonSDK_doc/en/html/sdk_intro/4_install.html#id10" text:style-name="Internet_20_link" text:visited-style-name="Visited_20_Internet_20_Link"><text:span text:style-name="T82">3.4.2. Environment Configuration -SoC</text:span></text:a><text:a xlink:type="simple" xlink:href="https://doc.sophgo.com/sdk-docs/v23.07.01/docs_latest_release/docs/SophonSDK_doc/en/html/sdk_intro/4_install.html#environment-configuration-soc" text:style-name="Internet_20_link" text:visited-style-name="Visited_20_Internet_20_Link"><text:span text:style-name="T56"></text:span></text:a></text:h>
      <text:h text:style-name="P3" text:outline-level="3"><text:a xlink:type="simple" xlink:href="https://doc.sophgo.com/sdk-docs/v23.07.01/docs_latest_release/docs/SophonSDK_doc/en/html/sdk_intro/4_install.html#id11" text:style-name="Internet_20_link" text:visited-style-name="Visited_20_Internet_20_Link"><text:span text:style-name="T82">3.4.2.1. Development environment configuration</text:span></text:a><text:a xlink:type="simple" xlink:href="https://doc.sophgo.com/sdk-docs/v23.07.01/docs_latest_release/docs/SophonSDK_doc/en/html/sdk_intro/4_install.html#development-environment-configuration" text:style-name="Internet_20_link" text:visited-style-name="Visited_20_Internet_20_Link"><text:span text:style-name="T56"></text:span></text:a></text:h>
      <text:p text:style-name="P23">For SoC mode, model transformation also needs to be completed in docker development container; C/C++ programs are recommended to be compiled on x86 hosts using the cross-compilation toolchain to generate executable files, and then copied to the SoC target platform to run. The docker development container is configured according to the previous section.</text:p>
      <text:p text:style-name="P23"><text:soft-page-break/>If you want to directly compile C/C++ programs on SoC, you need to install sophon-libsophon-dev_&lt;x.y.z&gt;_arm64.deb by running the following command:</text:p>
      <text:p text:style-name="P7"><text:span text:style-name="T83">1</text:span><text:span text:style-name="T66">sudo dpkg -i sophon-soc-libsophon-dev_&lt;x.y.z&gt;_arm64.deb</text:span></text:p>
      <text:p text:style-name="P23">To install sophon-mw-soc-sophon-ffmpeg-dev_&lt; X.Y.Z &gt;_arm64.deb, sophon-mw-soc-sophon-opencv-dev_&lt; X.Y.Z &gt; _arm64.deb toolkit, use the following command to install:</text:p>
      <text:p text:style-name="P8"><text:span text:style-name="T83">1</text:span>sudo dpkg -i sophon-mw-soc-sophon-ffmpeg-dev_&lt;x.y.z&gt;_arm64.deb</text:p>
      <text:p text:style-name="P8"><text:span text:style-name="T83">2</text:span>sudo dpkg -i sophon-mw-soc-sophon-opencv-dev_&lt;x.y.z&gt;_arm64.deb</text:p>
      <text:p text:style-name="P17"/>
      <text:p text:style-name="P17"/>
      <text:p text:style-name="P17">Attention</text:p>
      <text:p text:style-name="P19"><text:span text:style-name="Strong_20_Emphasis"><text:span text:style-name="T74">attention</text:span></text:span></text:p>
      <text:list xml:id="list1653181488" text:style-name="L15">
        <text:list-item>
          <text:p text:style-name="P39">SE microserver no longer presets the face capture application gate, and the gate application will not be maintained. In the future, we will also upgrade the default system of SE microserver to Ubuntu 20.04, and have a web interface for querying and configuring basic information. It also uses qt to write a simple interface for IP configuration. You can connect the HDMI interface to the display for viewing, and use the keyboard and mouse integrated suite to operate accordingly.</text:p>
        </text:list-item>
        <text:list-item>
          <text:p text:style-name="P39">The built-in operating system of the SE microserver does not have a desktop system. You need to use ssh to log in to the terminal of the microserver for operation development.</text:p>
          <text:p text:style-name="P40"/>
        </text:list-item>
      </text:list>
      <text:h text:style-name="P3" text:outline-level="3"><text:a xlink:type="simple" xlink:href="https://doc.sophgo.com/sdk-docs/v23.07.01/docs_latest_release/docs/SophonSDK_doc/en/html/sdk_intro/4_install.html#id12" text:style-name="Internet_20_link" text:visited-style-name="Visited_20_Internet_20_Link"><text:span text:style-name="T82">3.4.2.2. Operating environment configuration</text:span></text:a><text:a xlink:type="simple" xlink:href="https://doc.sophgo.com/sdk-docs/v23.07.01/docs_latest_release/docs/SophonSDK_doc/en/html/sdk_intro/4_install.html#operating-environment-configuration" text:style-name="Internet_20_link" text:visited-style-name="Visited_20_Internet_20_Link"><text:span text:style-name="T56"></text:span></text:a></text:h>
      <text:p text:style-name="P23">For the SoC platform, the corresponding libsophon, Sophon-Opencv and Sophon-ffmpeg runtime packages have been integrated internally under /opt/sophon/. Just set the environment variables.</text:p>
      <text:p text:style-name="P7"><text:span text:style-name="T83">1</text:span><text:span text:style-name="T85"># Setting environment variables</text:span></text:p>
      <text:p text:style-name="P7"><text:span text:style-name="T83">2</text:span><text:span text:style-name="T66">export PYTHONPATH=$PYTHONPATH:/opt/sophon/sophon-opencv_&lt;x.y.z&gt;/opencv</text:span></text:p>
      <text:p text:style-name="P1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ato" svg:font-family="Lato, proxima-nova, 'Helvetica Neue', Arial, sans-serif"/>
    <style:font-face style:name="Lohit Devanagari1" svg:font-family="'Lohit Devanagari'"/>
    <style:font-face style:name="Roboto Slab" svg:font-family="'Roboto Slab', ff-tisa-web-pro, Georgia, Arial, sans-serif"/>
    <style:font-face style:name="SFMono-Regular" svg:font-family="SFMono-Regular, Menlo, Monaco, Consolas, 'Liberation Mono', 'Courier New', Courier, monospace"/>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296cm" fo:margin-right="0.813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1-03T10:26:55.995846708</meta:creation-date>
    <dc:date>2024-01-03T10:47:34.853484251</dc:date>
    <meta:editing-duration>PT10M28S</meta:editing-duration>
    <meta:editing-cycles>1</meta:editing-cycles>
    <meta:document-statistic meta:table-count="0" meta:image-count="0" meta:object-count="0" meta:page-count="7" meta:paragraph-count="170" meta:word-count="1971" meta:character-count="13912" meta:non-whitespace-character-count="12174"/>
    <meta:generator>LibreOffice/6.4.4.2$Linux_X86_64 LibreOffice_project/40$Build-2</meta:generator>
  </office:meta>
</office:document-meta>
</file>